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adornments="Normá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334cm"/>
    </style:style>
    <style:style style:name="co4" style:family="table-column">
      <style:table-column-properties fo:break-before="auto" style:column-width="1.953cm"/>
    </style:style>
    <style:style style:name="co5" style:family="table-column">
      <style:table-column-properties fo:break-before="auto" style:column-width="2.164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1.154cm"/>
    </style:style>
    <style:style style:name="co8" style:family="table-column">
      <style:table-column-properties fo:break-before="auto" style:column-width="0.954cm"/>
    </style:style>
    <style:style style:name="co9" style:family="table-column">
      <style:table-column-properties fo:break-before="auto" style:column-width="0.878cm"/>
    </style:style>
    <style:style style:name="co10" style:family="table-column">
      <style:table-column-properties fo:break-before="auto" style:column-width="1.048cm"/>
    </style:style>
    <style:style style:name="co11" style:family="table-column">
      <style:table-column-properties fo:break-before="auto" style:column-width="1.069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111cm"/>
    </style:style>
    <style:style style:name="co14" style:family="table-column">
      <style:table-column-properties fo:break-before="auto" style:column-width="0.942cm"/>
    </style:style>
    <style:style style:name="co15" style:family="table-column">
      <style:table-column-properties fo:break-before="auto" style:column-width="0.984cm"/>
    </style:style>
    <style:style style:name="co16" style:family="table-column">
      <style:table-column-properties fo:break-before="auto" style:column-width="1.005cm"/>
    </style:style>
    <style:style style:name="co17" style:family="table-column">
      <style:table-column-properties fo:break-before="auto" style:column-width="1.027cm"/>
    </style:style>
    <style:style style:name="co18" style:family="table-column">
      <style:table-column-properties fo:break-before="auto" style:column-width="0.836cm"/>
    </style:style>
    <style:style style:name="co19" style:family="table-column">
      <style:table-column-properties fo:break-before="auto" style:column-width="0.857cm"/>
    </style:style>
    <style:style style:name="co20" style:family="table-column">
      <style:table-column-properties fo:break-before="auto" style:column-width="2.611cm"/>
    </style:style>
    <style:style style:name="co21" style:family="table-column">
      <style:table-column-properties fo:break-before="auto" style:column-width="2.355cm"/>
    </style:style>
    <style:style style:name="co22" style:family="table-column">
      <style:table-column-properties fo:break-before="auto" style:column-width="0.9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none" fo:border-left="none" fo:border-right="none" fo:border-top="0.74pt double-thin #000000" style:border-line-width-top="0.018cm 0.004cm 0.018cm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5" style:family="table-cell" style:parent-style-name="Default">
      <style:table-cell-properties fo:border-bottom="none" fo:border-left="none" fo:border-right="none" fo:border-top="0.74pt double-thin #000000" style:border-line-width-top="0.018cm 0.004cm 0.018cm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top"/>
      <style:paragraph-properties fo:text-align="center" fo:margin-left="0cm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order-left="none" fo:border-right="0.74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top"/>
      <style:paragraph-properties fo:text-align="center" fo:margin-left="0cm"/>
    </style:style>
    <style:style style:name="ce12" style:family="table-cell" style:parent-style-name="Default" style:data-style-name="N146">
      <style:table-cell-properties fo:border-bottom="none" fo:border-left="none" fo:border-right="0.74pt solid #000000" fo:border-top="none"/>
    </style:style>
    <style:style style:name="ce13" style:family="table-cell" style:parent-style-name="Default" style:data-style-name="N146">
      <style:table-cell-properties fo:border-bottom="none" fo:border-left="0.74pt solid #000000" fo:border-right="none" fo:border-top="none"/>
    </style:style>
    <style:style style:name="ce14" style:family="table-cell" style:parent-style-name="Default">
      <style:table-cell-properties fo:border-bottom="none" fo:border-left="0.74pt solid #000000" fo:border-right="none" fo:border-top="0.74pt double-thin #000000" style:border-line-width-top="0.018cm 0.004cm 0.018cm"/>
    </style:style>
    <style:style style:name="ce15" style:family="table-cell" style:parent-style-name="Default" style:data-style-name="N146"/>
    <style:style style:name="ce16" style:family="table-cell" style:parent-style-name="Default">
      <style:table-cell-properties fo:border-bottom="none" fo:border-left="none" fo:border-right="0.74pt solid #000000" fo:border-top="0.74pt double-thin #000000" style:border-line-width-top="0.018cm 0.004cm 0.018cm"/>
    </style:style>
    <style:style style:name="ce17" style:family="table-cell" style:parent-style-name="Default">
      <style:table-cell-properties fo:background-color="#ffd7d7"/>
    </style:style>
    <style:style style:name="ce18" style:family="table-cell" style:parent-style-name="Default" style:data-style-name="N146">
      <style:table-cell-properties fo:border-bottom="none" fo:background-color="#ffd7d7" fo:border-left="none" fo:border-right="0.74pt solid #000000" fo:border-top="none"/>
    </style:style>
    <style:style style:name="ce19" style:family="table-cell" style:parent-style-name="Default">
      <style:table-cell-properties fo:border-bottom="none" fo:background-color="#ffd7d7" fo:border-left="none" fo:border-right="0.74pt solid #000000" fo:border-top="0.74pt double-thin #000000" style:border-line-width-top="0.018cm 0.004cm 0.018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2">
      <style:table-cell-properties fo:background-color="#afd095"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fo:background-color="#afd095" fo:border="none"/>
    </style:style>
    <style:style style:name="ce24" style:family="table-cell" style:parent-style-name="Default" style:data-style-name="N100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1" table:default-cell-style-name="Default"/>
        <table:table-column table:style-name="co1" table:default-cell-style-name="ce12"/>
        <table:table-column table:style-name="co4" table:default-cell-style-name="ce13"/>
        <table:table-column table:style-name="co1" table:default-cell-style-name="ce15"/>
        <table:table-column table:style-name="co5" table:default-cell-style-name="ce12"/>
        <table:table-column table:style-name="co1" table:default-cell-style-name="ce13"/>
        <table:table-column table:style-name="co1" table:number-columns-repeated="3" table:default-cell-style-name="ce15"/>
        <table:table-column table:style-name="co1" table:default-cell-style-name="ce18"/>
        <table:table-column table:style-name="co1" table:default-cell-style-name="ce13"/>
        <table:table-column table:style-name="co1" table:number-columns-repeated="2" table:default-cell-style-name="ce15"/>
        <table:table-column table:style-name="co1" table:default-cell-style-name="ce18"/>
        <table:table-row table:style-name="ro1">
          <table:table-cell office:value-type="string" calcext:value-type="string">
            <text:p>Sell price factor</text:p>
          </table:table-cell>
          <table:table-cell office:value-type="float" office:value="1.75" calcext:value-type="float">
            <text:p>1,75</text:p>
          </table:table-cell>
          <table:table-cell table:style-name="Default" office:value-type="string" calcext:value-type="string">
            <text:p>[-]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House occupancy</text:p>
          </table:table-cell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[%]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Consumers</text:p>
          </table:table-cell>
          <table:table-cell table:formula="of:=32*60000" office:value-type="float" office:value="1920000" calcext:value-type="float">
            <text:p>1920000</text:p>
          </table:table-cell>
          <table:table-cell table:style-name="Default"/>
          <table:table-cell/>
          <table:table-cell table:style-name="Default" table:number-columns-repeated="13"/>
        </table:table-row>
        <table:table-row table:style-name="ro2">
          <table:table-cell/>
          <table:table-cell table:style-name="Default"/>
          <table:table-cell table:style-name="ce6" office:value-type="string" calcext:value-type="string" table:number-columns-spanned="3" table:number-rows-spanned="1">
            <text:p>DEMAND</text:p>
          </table:table-cell>
          <table:covered-table-cell table:style-name="ce9"/>
          <table:covered-table-cell table:style-name="ce10"/>
          <table:table-cell table:style-name="ce6" office:value-type="string" calcext:value-type="string" table:number-columns-spanned="3" table:number-rows-spanned="1">
            <text:p>ASSETS</text:p>
          </table:table-cell>
          <table:covered-table-cell table:style-name="ce9"/>
          <table:covered-table-cell table:style-name="ce10"/>
          <table:table-cell table:style-name="ce6" office:value-type="string" calcext:value-type="string" table:number-columns-spanned="5" table:number-rows-spanned="1">
            <text:p>FINANCE (NO RENT/HOUSES)</text:p>
          </table:table-cell>
          <table:covered-table-cell table:number-columns-repeated="3" table:style-name="ce9"/>
          <table:covered-table-cell table:style-name="ce10"/>
          <table:table-cell table:style-name="ce6" office:value-type="string" calcext:value-type="string" table:number-columns-spanned="4" table:number-rows-spanned="1">
            <text:p>FINANCE (WITH RENT/HOUSES)</text:p>
          </table:table-cell>
          <table:covered-table-cell table:number-columns-repeated="2" table:style-name="ce9"/>
          <table:covered-table-cell table:style-name="ce10"/>
        </table:table-row>
        <table:table-row table:style-name="ro3">
          <table:table-cell table:style-name="ce1"/>
          <table:table-cell table:style-name="ce4" office:value-type="string" calcext:value-type="string">
            <text:p>Market demand fulfillment factor </text:p>
          </table:table-cell>
          <table:table-cell table:style-name="ce7" office:value-type="string" calcext:value-type="string">
            <text:p>Market </text:p>
          </table:table-cell>
          <table:table-cell table:style-name="ce4" office:value-type="string" calcext:value-type="string">
            <text:p>Industry </text:p>
          </table:table-cell>
          <table:table-cell table:style-name="ce11" office:value-type="string" calcext:value-type="string">
            <text:p>Sum </text:p>
          </table:table-cell>
          <table:table-cell table:style-name="ce7" office:value-type="string" calcext:value-type="string">
            <text:p>Workshops </text:p>
          </table:table-cell>
          <table:table-cell table:style-name="ce4" office:value-type="string" calcext:value-type="string">
            <text:p>Workers</text:p>
          </table:table-cell>
          <table:table-cell table:style-name="ce11" office:value-type="string" calcext:value-type="string">
            <text:p>Pop</text:p>
          </table:table-cell>
          <table:table-cell table:style-name="ce7" office:value-type="string" calcext:value-type="string">
            <text:p>Trade revenue </text:p>
          </table:table-cell>
          <table:table-cell table:style-name="ce4" office:value-type="string" calcext:value-type="string">
            <text:p>Wages</text:p>
          </table:table-cell>
          <table:table-cell table:style-name="ce4" office:value-type="string" calcext:value-type="string">
            <text:p>Workshop Taxes</text:p>
          </table:table-cell>
          <table:table-cell table:style-name="ce4" office:value-type="string" calcext:value-type="string">
            <text:p>Running Cost</text:p>
          </table:table-cell>
          <table:table-cell table:style-name="ce11" office:value-type="string" calcext:value-type="string">
            <text:p>Profit1</text:p>
          </table:table-cell>
          <table:table-cell table:style-name="ce7" office:value-type="string" calcext:value-type="string">
            <text:p>Ren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ouse Taxes </text:p>
          </table:table-cell>
          <table:table-cell table:style-name="ce11" office:value-type="string" calcext:value-type="string">
            <text:p>Profit2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[%]</text:p>
          </table:table-cell>
          <table:table-cell table:number-columns-repeated="2" table:style-name="ce7" office:value-type="string" calcext:value-type="string">
            <text:p>[barrel/day]</text:p>
          </table:table-cell>
          <table:table-cell table:style-name="ce11" office:value-type="string" calcext:value-type="string">
            <text:p>[barrel/day]</text:p>
          </table:table-cell>
          <table:table-cell table:style-name="ce7" office:value-type="string" calcext:value-type="string">
            <text:p>[1]</text:p>
          </table:table-cell>
          <table:table-cell table:style-name="ce4" office:value-type="string" calcext:value-type="string">
            <text:p>[1]</text:p>
          </table:table-cell>
          <table:table-cell table:style-name="ce11" office:value-type="string" calcext:value-type="string">
            <text:p>[1]</text:p>
          </table:table-cell>
          <table:table-cell table:style-name="ce7" office:value-type="string" calcext:value-type="string">
            <text:p>[$/day]</text:p>
          </table:table-cell>
          <table:table-cell table:number-columns-repeated="3" table:style-name="ce4" office:value-type="string" calcext:value-type="string">
            <text:p>[$/day]</text:p>
          </table:table-cell>
          <table:table-cell table:style-name="ce11" office:value-type="string" calcext:value-type="string">
            <text:p>[$/day]</text:p>
          </table:table-cell>
          <table:table-cell table:style-name="ce7" office:value-type="string" calcext:value-type="string">
            <text:p>[$/day]</text:p>
          </table:table-cell>
          <table:table-cell table:style-name="ce4" office:value-type="string" calcext:value-type="string">
            <text:p>[1]</text:p>
          </table:table-cell>
          <table:table-cell table:style-name="ce4" office:value-type="string" calcext:value-type="string">
            <text:p>[$/day]</text:p>
          </table:table-cell>
          <table:table-cell table:style-name="ce11" office:value-type="string" calcext:value-type="string">
            <text:p>[$/day]</text:p>
          </table:table-cell>
        </table:table-row>
        <table:table-row table:style-name="ro1">
          <table:table-cell office:value-type="string" calcext:value-type="string">
            <text:p>WOD</text:p>
          </table:table-cell>
          <table:table-cell office:value-type="float" office:value="100" calcext:value-type="float">
            <text:p>100</text:p>
          </table:table-cell>
          <table:table-cell table:formula="of:=[$BaseData.AD3]" office:value-type="float" office:value="2779" calcext:value-type="float">
            <text:p>2779</text:p>
          </table:table-cell>
          <table:table-cell table:formula="of:=[$BaseData.AE3]" office:value-type="float" office:value="3335.875" calcext:value-type="float">
            <text:p>3335,875</text:p>
          </table:table-cell>
          <table:table-cell table:formula="of:=[$BaseData.AF3]" office:value-type="float" office:value="6115" calcext:value-type="float">
            <text:p>6 115</text:p>
          </table:table-cell>
          <table:table-cell table:formula="of:=ROUNDUP([.E7]/[$BaseData.F3])" office:value-type="float" office:value="1020" calcext:value-type="float">
            <text:p>1 020</text:p>
          </table:table-cell>
          <table:table-cell table:formula="of:=[.F7]*[$BaseData.$C$5]" office:value-type="float" office:value="25500" calcext:value-type="float">
            <text:p>25 500</text:p>
          </table:table-cell>
          <table:table-cell table:formula="of:=[.G7]*[$BaseData.$C$6]" office:value-type="float" office:value="102000" calcext:value-type="float">
            <text:p>102 000</text:p>
          </table:table-cell>
          <table:table-cell table:formula="of:=ROUNDDOWN([.$B$1]*[.C7]*[$BaseData.H3])" office:value-type="float" office:value="160487" calcext:value-type="float">
            <text:p>160 487</text:p>
          </table:table-cell>
          <table:table-cell table:formula="of:=[.F7]*[$BaseData.$C$5]*[$BaseData.$C$7]" office:value-type="float" office:value="153000" calcext:value-type="float">
            <text:p>153 000</text:p>
          </table:table-cell>
          <table:table-cell table:formula="of:=[.F7]*[$BaseData.$C$4]" office:value-type="float" office:value="40800" calcext:value-type="float">
            <text:p>40 800</text:p>
          </table:table-cell>
          <table:table-cell table:formula="of:=[.F7]*[$BaseData.$C$3]" office:value-type="float" office:value="51000" calcext:value-type="float">
            <text:p>51 000</text:p>
          </table:table-cell>
          <table:table-cell table:formula="of:=[.I7]-[.J7]-[.K7]-[.L7]" office:value-type="float" office:value="-84313" calcext:value-type="float">
            <text:p>-84 313</text:p>
          </table:table-cell>
          <table:table-cell table:formula="of:=([$BaseData.$C$9]*0.8+[$BaseData.$C$10]*0.15+[$BaseData.$C$11]*0.05)*[.H7]" office:value-type="float" office:value="127500" calcext:value-type="float">
            <text:p>127 500</text:p>
          </table:table-cell>
          <table:table-cell table:formula="of:=ROUNDUP([.H7]/[$BaseData.$C$8]/[.$B$2]*100)" office:value-type="float" office:value="1700" calcext:value-type="float">
            <text:p>1 700</text:p>
          </table:table-cell>
          <table:table-cell table:formula="of:=[.O7]*[$BaseData.$C$4]" office:value-type="float" office:value="68000" calcext:value-type="float">
            <text:p>68 000</text:p>
          </table:table-cell>
          <table:table-cell table:formula="of:=[.M7]+[.N7]-[.P7]" office:value-type="float" office:value="-24813" calcext:value-type="float">
            <text:p>-24 813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float" office:value="100" calcext:value-type="float">
            <text:p>100</text:p>
          </table:table-cell>
          <table:table-cell table:formula="of:=[$BaseData.AD4]" office:value-type="float" office:value="5558" calcext:value-type="float">
            <text:p>5558</text:p>
          </table:table-cell>
          <table:table-cell table:formula="of:=[$BaseData.AE4]" office:value-type="float" office:value="0" calcext:value-type="float">
            <text:p>0</text:p>
          </table:table-cell>
          <table:table-cell table:formula="of:=[$BaseData.AF4]" office:value-type="float" office:value="5558" calcext:value-type="float">
            <text:p>5 558</text:p>
          </table:table-cell>
          <table:table-cell table:formula="of:=ROUNDUP([.E8]/[$BaseData.F4])" office:value-type="float" office:value="927" calcext:value-type="float">
            <text:p>927</text:p>
          </table:table-cell>
          <table:table-cell table:formula="of:=[.F8]*[$BaseData.$C$5]" office:value-type="float" office:value="23175" calcext:value-type="float">
            <text:p>23 175</text:p>
          </table:table-cell>
          <table:table-cell table:formula="of:=[.G8]*[$BaseData.$C$6]" office:value-type="float" office:value="92700" calcext:value-type="float">
            <text:p>92 700</text:p>
          </table:table-cell>
          <table:table-cell table:formula="of:=ROUNDDOWN([.$B$1]*[.C8]*[$BaseData.H4])" office:value-type="float" office:value="320974" calcext:value-type="float">
            <text:p>320 974</text:p>
          </table:table-cell>
          <table:table-cell table:formula="of:=[.F8]*[$BaseData.$C$5]*[$BaseData.$C$7]" office:value-type="float" office:value="139050" calcext:value-type="float">
            <text:p>139 050</text:p>
          </table:table-cell>
          <table:table-cell table:formula="of:=[.F8]*[$BaseData.$C$4]" office:value-type="float" office:value="37080" calcext:value-type="float">
            <text:p>37 080</text:p>
          </table:table-cell>
          <table:table-cell table:formula="of:=[.F8]*[$BaseData.$C$3]" office:value-type="float" office:value="46350" calcext:value-type="float">
            <text:p>46 350</text:p>
          </table:table-cell>
          <table:table-cell table:formula="of:=[.I8]-[.J8]-[.K8]-[.L8]" office:value-type="float" office:value="98494" calcext:value-type="float">
            <text:p>98 494</text:p>
          </table:table-cell>
          <table:table-cell table:formula="of:=([$BaseData.$C$9]*0.8+[$BaseData.$C$10]*0.15+[$BaseData.$C$11]*0.05)*[.H8]" office:value-type="float" office:value="115875" calcext:value-type="float">
            <text:p>115 875</text:p>
          </table:table-cell>
          <table:table-cell table:formula="of:=ROUNDUP([.H8]/[$BaseData.$C$8]/[.$B$2]*100)" office:value-type="float" office:value="1545" calcext:value-type="float">
            <text:p>1 545</text:p>
          </table:table-cell>
          <table:table-cell table:formula="of:=[.O8]*[$BaseData.$C$4]" office:value-type="float" office:value="61800" calcext:value-type="float">
            <text:p>61 800</text:p>
          </table:table-cell>
          <table:table-cell table:formula="of:=[.M8]+[.N8]-[.P8]" office:value-type="float" office:value="152569" calcext:value-type="float">
            <text:p>152 569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float" office:value="100" calcext:value-type="float">
            <text:p>100</text:p>
          </table:table-cell>
          <table:table-cell table:formula="of:=[$BaseData.AD5]" office:value-type="float" office:value="5836" calcext:value-type="float">
            <text:p>5836</text:p>
          </table:table-cell>
          <table:table-cell table:formula="of:=[$BaseData.AE5]" office:value-type="float" office:value="833.75" calcext:value-type="float">
            <text:p>833,75</text:p>
          </table:table-cell>
          <table:table-cell table:formula="of:=[$BaseData.AF5]" office:value-type="float" office:value="6670" calcext:value-type="float">
            <text:p>6 670</text:p>
          </table:table-cell>
          <table:table-cell table:formula="of:=ROUNDUP([.E9]/[$BaseData.F5])" office:value-type="float" office:value="1112" calcext:value-type="float">
            <text:p>1 112</text:p>
          </table:table-cell>
          <table:table-cell table:formula="of:=[.F9]*[$BaseData.$C$5]" office:value-type="float" office:value="27800" calcext:value-type="float">
            <text:p>27 800</text:p>
          </table:table-cell>
          <table:table-cell table:formula="of:=[.G9]*[$BaseData.$C$6]" office:value-type="float" office:value="111200" calcext:value-type="float">
            <text:p>111 200</text:p>
          </table:table-cell>
          <table:table-cell table:formula="of:=ROUNDDOWN([.$B$1]*[.C9]*[$BaseData.H5])" office:value-type="float" office:value="337029" calcext:value-type="float">
            <text:p>337 029</text:p>
          </table:table-cell>
          <table:table-cell table:formula="of:=[.F9]*[$BaseData.$C$5]*[$BaseData.$C$7]" office:value-type="float" office:value="166800" calcext:value-type="float">
            <text:p>166 800</text:p>
          </table:table-cell>
          <table:table-cell table:formula="of:=[.F9]*[$BaseData.$C$4]" office:value-type="float" office:value="44480" calcext:value-type="float">
            <text:p>44 480</text:p>
          </table:table-cell>
          <table:table-cell table:formula="of:=[.F9]*[$BaseData.$C$3]" office:value-type="float" office:value="55600" calcext:value-type="float">
            <text:p>55 600</text:p>
          </table:table-cell>
          <table:table-cell table:formula="of:=[.I9]-[.J9]-[.K9]-[.L9]" office:value-type="float" office:value="70149" calcext:value-type="float">
            <text:p>70 149</text:p>
          </table:table-cell>
          <table:table-cell table:formula="of:=([$BaseData.$C$9]*0.8+[$BaseData.$C$10]*0.15+[$BaseData.$C$11]*0.05)*[.H9]" office:value-type="float" office:value="139000" calcext:value-type="float">
            <text:p>139 000</text:p>
          </table:table-cell>
          <table:table-cell table:formula="of:=ROUNDUP([.H9]/[$BaseData.$C$8]/[.$B$2]*100)" office:value-type="float" office:value="1854" calcext:value-type="float">
            <text:p>1 854</text:p>
          </table:table-cell>
          <table:table-cell table:formula="of:=[.O9]*[$BaseData.$C$4]" office:value-type="float" office:value="74160" calcext:value-type="float">
            <text:p>74 160</text:p>
          </table:table-cell>
          <table:table-cell table:formula="of:=[.M9]+[.N9]-[.P9]" office:value-type="float" office:value="134989" calcext:value-type="float">
            <text:p>134 989</text:p>
          </table:table-cell>
        </table:table-row>
        <table:table-row table:style-name="ro1">
          <table:table-cell office:value-type="string" calcext:value-type="string">
            <text:p>HEM</text:p>
          </table:table-cell>
          <table:table-cell office:value-type="float" office:value="100" calcext:value-type="float">
            <text:p>100</text:p>
          </table:table-cell>
          <table:table-cell table:formula="of:=[$BaseData.AD6]" office:value-type="float" office:value="2779" calcext:value-type="float">
            <text:p>2779</text:p>
          </table:table-cell>
          <table:table-cell table:formula="of:=[$BaseData.AE6]" office:value-type="float" office:value="3891" calcext:value-type="float">
            <text:p>3891</text:p>
          </table:table-cell>
          <table:table-cell table:formula="of:=[$BaseData.AF6]" office:value-type="float" office:value="6670" calcext:value-type="float">
            <text:p>6 670</text:p>
          </table:table-cell>
          <table:table-cell table:formula="of:=ROUNDUP([.E10]/[$BaseData.F6])" office:value-type="float" office:value="1112" calcext:value-type="float">
            <text:p>1 112</text:p>
          </table:table-cell>
          <table:table-cell table:formula="of:=[.F10]*[$BaseData.$C$5]" office:value-type="float" office:value="27800" calcext:value-type="float">
            <text:p>27 800</text:p>
          </table:table-cell>
          <table:table-cell table:formula="of:=[.G10]*[$BaseData.$C$6]" office:value-type="float" office:value="111200" calcext:value-type="float">
            <text:p>111 200</text:p>
          </table:table-cell>
          <table:table-cell table:formula="of:=ROUNDDOWN([.$B$1]*[.C10]*[$BaseData.H6])" office:value-type="float" office:value="160487" calcext:value-type="float">
            <text:p>160 487</text:p>
          </table:table-cell>
          <table:table-cell table:formula="of:=[.F10]*[$BaseData.$C$5]*[$BaseData.$C$7]" office:value-type="float" office:value="166800" calcext:value-type="float">
            <text:p>166 800</text:p>
          </table:table-cell>
          <table:table-cell table:formula="of:=[.F10]*[$BaseData.$C$4]" office:value-type="float" office:value="44480" calcext:value-type="float">
            <text:p>44 480</text:p>
          </table:table-cell>
          <table:table-cell table:formula="of:=[.F10]*[$BaseData.$C$3]" office:value-type="float" office:value="55600" calcext:value-type="float">
            <text:p>55 600</text:p>
          </table:table-cell>
          <table:table-cell table:formula="of:=[.I10]-[.J10]-[.K10]-[.L10]" office:value-type="float" office:value="-106393" calcext:value-type="float">
            <text:p>-106 393</text:p>
          </table:table-cell>
          <table:table-cell table:formula="of:=([$BaseData.$C$9]*0.8+[$BaseData.$C$10]*0.15+[$BaseData.$C$11]*0.05)*[.H10]" office:value-type="float" office:value="139000" calcext:value-type="float">
            <text:p>139 000</text:p>
          </table:table-cell>
          <table:table-cell table:formula="of:=ROUNDUP([.H10]/[$BaseData.$C$8]/[.$B$2]*100)" office:value-type="float" office:value="1854" calcext:value-type="float">
            <text:p>1 854</text:p>
          </table:table-cell>
          <table:table-cell table:formula="of:=[.O10]*[$BaseData.$C$4]" office:value-type="float" office:value="74160" calcext:value-type="float">
            <text:p>74 160</text:p>
          </table:table-cell>
          <table:table-cell table:formula="of:=[.M10]+[.N10]-[.P10]" office:value-type="float" office:value="-41553" calcext:value-type="float">
            <text:p>-41 553</text:p>
          </table:table-cell>
        </table:table-row>
        <table:table-row table:style-name="ro1">
          <table:table-cell office:value-type="string" calcext:value-type="string">
            <text:p>WOL</text:p>
          </table:table-cell>
          <table:table-cell office:value-type="float" office:value="100" calcext:value-type="float">
            <text:p>100</text:p>
          </table:table-cell>
          <table:table-cell table:formula="of:=[$BaseData.AD7]" office:value-type="float" office:value="2224" calcext:value-type="float">
            <text:p>2224</text:p>
          </table:table-cell>
          <table:table-cell table:formula="of:=[$BaseData.AE7]" office:value-type="float" office:value="2224" calcext:value-type="float">
            <text:p>2224</text:p>
          </table:table-cell>
          <table:table-cell table:formula="of:=[$BaseData.AF7]" office:value-type="float" office:value="4448" calcext:value-type="float">
            <text:p>4 448</text:p>
          </table:table-cell>
          <table:table-cell table:formula="of:=ROUNDUP([.E11]/[$BaseData.F7])" office:value-type="float" office:value="1112" calcext:value-type="float">
            <text:p>1 112</text:p>
          </table:table-cell>
          <table:table-cell table:formula="of:=[.F11]*[$BaseData.$C$5]" office:value-type="float" office:value="27800" calcext:value-type="float">
            <text:p>27 800</text:p>
          </table:table-cell>
          <table:table-cell table:formula="of:=[.G11]*[$BaseData.$C$6]" office:value-type="float" office:value="111200" calcext:value-type="float">
            <text:p>111 200</text:p>
          </table:table-cell>
          <table:table-cell table:formula="of:=ROUNDDOWN([.$B$1]*[.C11]*[$BaseData.H7])" office:value-type="float" office:value="194600" calcext:value-type="float">
            <text:p>194 600</text:p>
          </table:table-cell>
          <table:table-cell table:formula="of:=[.F11]*[$BaseData.$C$5]*[$BaseData.$C$7]" office:value-type="float" office:value="166800" calcext:value-type="float">
            <text:p>166 800</text:p>
          </table:table-cell>
          <table:table-cell table:formula="of:=[.F11]*[$BaseData.$C$4]" office:value-type="float" office:value="44480" calcext:value-type="float">
            <text:p>44 480</text:p>
          </table:table-cell>
          <table:table-cell table:formula="of:=[.F11]*[$BaseData.$C$3]" office:value-type="float" office:value="55600" calcext:value-type="float">
            <text:p>55 600</text:p>
          </table:table-cell>
          <table:table-cell table:formula="of:=[.I11]-[.J11]-[.K11]-[.L11]" office:value-type="float" office:value="-72280" calcext:value-type="float">
            <text:p>-72 280</text:p>
          </table:table-cell>
          <table:table-cell table:formula="of:=([$BaseData.$C$9]*0.8+[$BaseData.$C$10]*0.15+[$BaseData.$C$11]*0.05)*[.H11]" office:value-type="float" office:value="139000" calcext:value-type="float">
            <text:p>139 000</text:p>
          </table:table-cell>
          <table:table-cell table:formula="of:=ROUNDUP([.H11]/[$BaseData.$C$8]/[.$B$2]*100)" office:value-type="float" office:value="1854" calcext:value-type="float">
            <text:p>1 854</text:p>
          </table:table-cell>
          <table:table-cell table:formula="of:=[.O11]*[$BaseData.$C$4]" office:value-type="float" office:value="74160" calcext:value-type="float">
            <text:p>74 160</text:p>
          </table:table-cell>
          <table:table-cell table:formula="of:=[.M11]+[.N11]-[.P11]" office:value-type="float" office:value="-7440" calcext:value-type="float">
            <text:p>-7 440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00" calcext:value-type="float">
            <text:p>100</text:p>
          </table:table-cell>
          <table:table-cell table:formula="of:=[$BaseData.AD8]" office:value-type="float" office:value="2224" calcext:value-type="float">
            <text:p>2224</text:p>
          </table:table-cell>
          <table:table-cell table:formula="of:=[$BaseData.AE8]" office:value-type="float" office:value="2224" calcext:value-type="float">
            <text:p>2224</text:p>
          </table:table-cell>
          <table:table-cell table:formula="of:=[$BaseData.AF8]" office:value-type="float" office:value="4448" calcext:value-type="float">
            <text:p>4 448</text:p>
          </table:table-cell>
          <table:table-cell table:formula="of:=ROUNDUP([.E12]/[$BaseData.F8])" office:value-type="float" office:value="1112" calcext:value-type="float">
            <text:p>1 112</text:p>
          </table:table-cell>
          <table:table-cell table:formula="of:=[.F12]*[$BaseData.$C$5]" office:value-type="float" office:value="27800" calcext:value-type="float">
            <text:p>27 800</text:p>
          </table:table-cell>
          <table:table-cell table:formula="of:=[.G12]*[$BaseData.$C$6]" office:value-type="float" office:value="111200" calcext:value-type="float">
            <text:p>111 200</text:p>
          </table:table-cell>
          <table:table-cell table:formula="of:=ROUNDDOWN([.$B$1]*[.C12]*[$BaseData.H8])" office:value-type="float" office:value="194600" calcext:value-type="float">
            <text:p>194 600</text:p>
          </table:table-cell>
          <table:table-cell table:formula="of:=[.F12]*[$BaseData.$C$5]*[$BaseData.$C$7]" office:value-type="float" office:value="166800" calcext:value-type="float">
            <text:p>166 800</text:p>
          </table:table-cell>
          <table:table-cell table:formula="of:=[.F12]*[$BaseData.$C$4]" office:value-type="float" office:value="44480" calcext:value-type="float">
            <text:p>44 480</text:p>
          </table:table-cell>
          <table:table-cell table:formula="of:=[.F12]*[$BaseData.$C$3]" office:value-type="float" office:value="55600" calcext:value-type="float">
            <text:p>55 600</text:p>
          </table:table-cell>
          <table:table-cell table:formula="of:=[.I12]-[.J12]-[.K12]-[.L12]" office:value-type="float" office:value="-72280" calcext:value-type="float">
            <text:p>-72 280</text:p>
          </table:table-cell>
          <table:table-cell table:formula="of:=([$BaseData.$C$9]*0.8+[$BaseData.$C$10]*0.15+[$BaseData.$C$11]*0.05)*[.H12]" office:value-type="float" office:value="139000" calcext:value-type="float">
            <text:p>139 000</text:p>
          </table:table-cell>
          <table:table-cell table:formula="of:=ROUNDUP([.H12]/[$BaseData.$C$8]/[.$B$2]*100)" office:value-type="float" office:value="1854" calcext:value-type="float">
            <text:p>1 854</text:p>
          </table:table-cell>
          <table:table-cell table:formula="of:=[.O12]*[$BaseData.$C$4]" office:value-type="float" office:value="74160" calcext:value-type="float">
            <text:p>74 160</text:p>
          </table:table-cell>
          <table:table-cell table:formula="of:=[.M12]+[.N12]-[.P12]" office:value-type="float" office:value="-7440" calcext:value-type="float">
            <text:p>-7 440</text:p>
          </table:table-cell>
        </table:table-row>
        <table:table-row table:style-name="ro1">
          <table:table-cell office:value-type="string" calcext:value-type="string">
            <text:p>HON</text:p>
          </table:table-cell>
          <table:table-cell office:value-type="float" office:value="100" calcext:value-type="float">
            <text:p>100</text:p>
          </table:table-cell>
          <table:table-cell table:formula="of:=[$BaseData.AD9]" office:value-type="float" office:value="2224" calcext:value-type="float">
            <text:p>2224</text:p>
          </table:table-cell>
          <table:table-cell table:formula="of:=[$BaseData.AE9]" office:value-type="float" office:value="2224" calcext:value-type="float">
            <text:p>2224</text:p>
          </table:table-cell>
          <table:table-cell table:formula="of:=[$BaseData.AF9]" office:value-type="float" office:value="4448" calcext:value-type="float">
            <text:p>4 448</text:p>
          </table:table-cell>
          <table:table-cell table:formula="of:=ROUNDUP([.E13]/[$BaseData.F9])" office:value-type="float" office:value="1112" calcext:value-type="float">
            <text:p>1 112</text:p>
          </table:table-cell>
          <table:table-cell table:formula="of:=[.F13]*[$BaseData.$C$5]" office:value-type="float" office:value="27800" calcext:value-type="float">
            <text:p>27 800</text:p>
          </table:table-cell>
          <table:table-cell table:formula="of:=[.G13]*[$BaseData.$C$6]" office:value-type="float" office:value="111200" calcext:value-type="float">
            <text:p>111 200</text:p>
          </table:table-cell>
          <table:table-cell table:formula="of:=ROUNDDOWN([.$B$1]*[.C13]*[$BaseData.H9])" office:value-type="float" office:value="194600" calcext:value-type="float">
            <text:p>194 600</text:p>
          </table:table-cell>
          <table:table-cell table:formula="of:=[.F13]*[$BaseData.$C$5]*[$BaseData.$C$7]" office:value-type="float" office:value="166800" calcext:value-type="float">
            <text:p>166 800</text:p>
          </table:table-cell>
          <table:table-cell table:formula="of:=[.F13]*[$BaseData.$C$4]" office:value-type="float" office:value="44480" calcext:value-type="float">
            <text:p>44 480</text:p>
          </table:table-cell>
          <table:table-cell table:formula="of:=[.F13]*[$BaseData.$C$3]" office:value-type="float" office:value="55600" calcext:value-type="float">
            <text:p>55 600</text:p>
          </table:table-cell>
          <table:table-cell table:formula="of:=[.I13]-[.J13]-[.K13]-[.L13]" office:value-type="float" office:value="-72280" calcext:value-type="float">
            <text:p>-72 280</text:p>
          </table:table-cell>
          <table:table-cell table:formula="of:=([$BaseData.$C$9]*0.8+[$BaseData.$C$10]*0.15+[$BaseData.$C$11]*0.05)*[.H13]" office:value-type="float" office:value="139000" calcext:value-type="float">
            <text:p>139 000</text:p>
          </table:table-cell>
          <table:table-cell table:formula="of:=ROUNDUP([.H13]/[$BaseData.$C$8]/[.$B$2]*100)" office:value-type="float" office:value="1854" calcext:value-type="float">
            <text:p>1 854</text:p>
          </table:table-cell>
          <table:table-cell table:formula="of:=[.O13]*[$BaseData.$C$4]" office:value-type="float" office:value="74160" calcext:value-type="float">
            <text:p>74 160</text:p>
          </table:table-cell>
          <table:table-cell table:formula="of:=[.M13]+[.N13]-[.P13]" office:value-type="float" office:value="-7440" calcext:value-type="float">
            <text:p>-7 440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float" office:value="100" calcext:value-type="float">
            <text:p>100</text:p>
          </table:table-cell>
          <table:table-cell table:formula="of:=[$BaseData.AD10]" office:value-type="float" office:value="1112" calcext:value-type="float">
            <text:p>1112</text:p>
          </table:table-cell>
          <table:table-cell table:formula="of:=[$BaseData.AE10]" office:value-type="float" office:value="3335.5" calcext:value-type="float">
            <text:p>3335,5</text:p>
          </table:table-cell>
          <table:table-cell table:formula="of:=[$BaseData.AF10]" office:value-type="float" office:value="4448" calcext:value-type="float">
            <text:p>4 448</text:p>
          </table:table-cell>
          <table:table-cell table:formula="of:=ROUNDUP([.E14]/[$BaseData.F10])" office:value-type="float" office:value="1112" calcext:value-type="float">
            <text:p>1 112</text:p>
          </table:table-cell>
          <table:table-cell table:formula="of:=[.F14]*[$BaseData.$C$5]" office:value-type="float" office:value="27800" calcext:value-type="float">
            <text:p>27 800</text:p>
          </table:table-cell>
          <table:table-cell table:formula="of:=[.G14]*[$BaseData.$C$6]" office:value-type="float" office:value="111200" calcext:value-type="float">
            <text:p>111 200</text:p>
          </table:table-cell>
          <table:table-cell table:formula="of:=ROUNDDOWN([.$B$1]*[.C14]*[$BaseData.H10])" office:value-type="float" office:value="112868" calcext:value-type="float">
            <text:p>112 868</text:p>
          </table:table-cell>
          <table:table-cell table:formula="of:=[.F14]*[$BaseData.$C$5]*[$BaseData.$C$7]" office:value-type="float" office:value="166800" calcext:value-type="float">
            <text:p>166 800</text:p>
          </table:table-cell>
          <table:table-cell table:formula="of:=[.F14]*[$BaseData.$C$4]" office:value-type="float" office:value="44480" calcext:value-type="float">
            <text:p>44 480</text:p>
          </table:table-cell>
          <table:table-cell table:formula="of:=[.F14]*[$BaseData.$C$3]" office:value-type="float" office:value="55600" calcext:value-type="float">
            <text:p>55 600</text:p>
          </table:table-cell>
          <table:table-cell table:formula="of:=[.I14]-[.J14]-[.K14]-[.L14]" office:value-type="float" office:value="-154012" calcext:value-type="float">
            <text:p>-154 012</text:p>
          </table:table-cell>
          <table:table-cell table:formula="of:=([$BaseData.$C$9]*0.8+[$BaseData.$C$10]*0.15+[$BaseData.$C$11]*0.05)*[.H14]" office:value-type="float" office:value="139000" calcext:value-type="float">
            <text:p>139 000</text:p>
          </table:table-cell>
          <table:table-cell table:formula="of:=ROUNDUP([.H14]/[$BaseData.$C$8]/[.$B$2]*100)" office:value-type="float" office:value="1854" calcext:value-type="float">
            <text:p>1 854</text:p>
          </table:table-cell>
          <table:table-cell table:formula="of:=[.O14]*[$BaseData.$C$4]" office:value-type="float" office:value="74160" calcext:value-type="float">
            <text:p>74 160</text:p>
          </table:table-cell>
          <table:table-cell table:formula="of:=[.M14]+[.N14]-[.P14]" office:value-type="float" office:value="-89172" calcext:value-type="float">
            <text:p>-89 172</text:p>
          </table:table-cell>
        </table:table-row>
        <table:table-row table:style-name="ro1">
          <table:table-cell office:value-type="string" calcext:value-type="string">
            <text:p>GOO</text:p>
          </table:table-cell>
          <table:table-cell office:value-type="float" office:value="100" calcext:value-type="float">
            <text:p>100</text:p>
          </table:table-cell>
          <table:table-cell table:formula="of:=[$BaseData.AD11]" office:value-type="float" office:value="1668" calcext:value-type="float">
            <text:p>1668</text:p>
          </table:table-cell>
          <table:table-cell table:formula="of:=[$BaseData.AE11]" office:value-type="float" office:value="556" calcext:value-type="float">
            <text:p>556</text:p>
          </table:table-cell>
          <table:table-cell table:formula="of:=[$BaseData.AF11]" office:value-type="float" office:value="2224" calcext:value-type="float">
            <text:p>2 224</text:p>
          </table:table-cell>
          <table:table-cell table:formula="of:=ROUNDUP([.E15]/[$BaseData.F11])" office:value-type="float" office:value="1112" calcext:value-type="float">
            <text:p>1 112</text:p>
          </table:table-cell>
          <table:table-cell table:formula="of:=[.F15]*[$BaseData.$C$5]" office:value-type="float" office:value="27800" calcext:value-type="float">
            <text:p>27 800</text:p>
          </table:table-cell>
          <table:table-cell table:formula="of:=[.G15]*[$BaseData.$C$6]" office:value-type="float" office:value="111200" calcext:value-type="float">
            <text:p>111 200</text:p>
          </table:table-cell>
          <table:table-cell table:formula="of:=ROUNDDOWN([.$B$1]*[.C15]*[$BaseData.H11])" office:value-type="float" office:value="487473" calcext:value-type="float">
            <text:p>487 473</text:p>
          </table:table-cell>
          <table:table-cell table:formula="of:=[.F15]*[$BaseData.$C$5]*[$BaseData.$C$7]" office:value-type="float" office:value="166800" calcext:value-type="float">
            <text:p>166 800</text:p>
          </table:table-cell>
          <table:table-cell table:formula="of:=[.F15]*[$BaseData.$C$4]" office:value-type="float" office:value="44480" calcext:value-type="float">
            <text:p>44 480</text:p>
          </table:table-cell>
          <table:table-cell table:formula="of:=[.F15]*[$BaseData.$C$3]" office:value-type="float" office:value="55600" calcext:value-type="float">
            <text:p>55 600</text:p>
          </table:table-cell>
          <table:table-cell table:formula="of:=[.I15]-[.J15]-[.K15]-[.L15]" office:value-type="float" office:value="220593" calcext:value-type="float">
            <text:p>220 593</text:p>
          </table:table-cell>
          <table:table-cell table:formula="of:=([$BaseData.$C$9]*0.8+[$BaseData.$C$10]*0.15+[$BaseData.$C$11]*0.05)*[.H15]" office:value-type="float" office:value="139000" calcext:value-type="float">
            <text:p>139 000</text:p>
          </table:table-cell>
          <table:table-cell table:formula="of:=ROUNDUP([.H15]/[$BaseData.$C$8]/[.$B$2]*100)" office:value-type="float" office:value="1854" calcext:value-type="float">
            <text:p>1 854</text:p>
          </table:table-cell>
          <table:table-cell table:formula="of:=[.O15]*[$BaseData.$C$4]" office:value-type="float" office:value="74160" calcext:value-type="float">
            <text:p>74 160</text:p>
          </table:table-cell>
          <table:table-cell table:formula="of:=[.M15]+[.N15]-[.P15]" office:value-type="float" office:value="285433" calcext:value-type="float">
            <text:p>285 433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float" office:value="100" calcext:value-type="float">
            <text:p>100</text:p>
          </table:table-cell>
          <table:table-cell table:formula="of:=[$BaseData.AD12]" office:value-type="float" office:value="2224" calcext:value-type="float">
            <text:p>2224</text:p>
          </table:table-cell>
          <table:table-cell table:formula="of:=[$BaseData.AE12]" office:value-type="float" office:value="0" calcext:value-type="float">
            <text:p>0</text:p>
          </table:table-cell>
          <table:table-cell table:formula="of:=[$BaseData.AF12]" office:value-type="float" office:value="2224" calcext:value-type="float">
            <text:p>2 224</text:p>
          </table:table-cell>
          <table:table-cell table:formula="of:=ROUNDUP([.E16]/[$BaseData.F12])" office:value-type="float" office:value="1112" calcext:value-type="float">
            <text:p>1 112</text:p>
          </table:table-cell>
          <table:table-cell table:formula="of:=[.F16]*[$BaseData.$C$5]" office:value-type="float" office:value="27800" calcext:value-type="float">
            <text:p>27 800</text:p>
          </table:table-cell>
          <table:table-cell table:formula="of:=[.G16]*[$BaseData.$C$6]" office:value-type="float" office:value="111200" calcext:value-type="float">
            <text:p>111 200</text:p>
          </table:table-cell>
          <table:table-cell table:formula="of:=ROUNDDOWN([.$B$1]*[.C16]*[$BaseData.H12])" office:value-type="float" office:value="583800" calcext:value-type="float">
            <text:p>583 800</text:p>
          </table:table-cell>
          <table:table-cell table:formula="of:=[.F16]*[$BaseData.$C$5]*[$BaseData.$C$7]" office:value-type="float" office:value="166800" calcext:value-type="float">
            <text:p>166 800</text:p>
          </table:table-cell>
          <table:table-cell table:formula="of:=[.F16]*[$BaseData.$C$4]" office:value-type="float" office:value="44480" calcext:value-type="float">
            <text:p>44 480</text:p>
          </table:table-cell>
          <table:table-cell table:formula="of:=[.F16]*[$BaseData.$C$3]" office:value-type="float" office:value="55600" calcext:value-type="float">
            <text:p>55 600</text:p>
          </table:table-cell>
          <table:table-cell table:formula="of:=[.I16]-[.J16]-[.K16]-[.L16]" office:value-type="float" office:value="316920" calcext:value-type="float">
            <text:p>316 920</text:p>
          </table:table-cell>
          <table:table-cell table:formula="of:=([$BaseData.$C$9]*0.8+[$BaseData.$C$10]*0.15+[$BaseData.$C$11]*0.05)*[.H16]" office:value-type="float" office:value="139000" calcext:value-type="float">
            <text:p>139 000</text:p>
          </table:table-cell>
          <table:table-cell table:formula="of:=ROUNDUP([.H16]/[$BaseData.$C$8]/[.$B$2]*100)" office:value-type="float" office:value="1854" calcext:value-type="float">
            <text:p>1 854</text:p>
          </table:table-cell>
          <table:table-cell table:formula="of:=[.O16]*[$BaseData.$C$4]" office:value-type="float" office:value="74160" calcext:value-type="float">
            <text:p>74 160</text:p>
          </table:table-cell>
          <table:table-cell table:formula="of:=[.M16]+[.N16]-[.P16]" office:value-type="float" office:value="381760" calcext:value-type="float">
            <text:p>381 760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float" office:value="100" calcext:value-type="float">
            <text:p>100</text:p>
          </table:table-cell>
          <table:table-cell table:formula="of:=[$BaseData.AD13]" office:value-type="float" office:value="1112" calcext:value-type="float">
            <text:p>1112</text:p>
          </table:table-cell>
          <table:table-cell table:formula="of:=[$BaseData.AE13]" office:value-type="float" office:value="1112" calcext:value-type="float">
            <text:p>1112</text:p>
          </table:table-cell>
          <table:table-cell table:formula="of:=[$BaseData.AF13]" office:value-type="float" office:value="2224" calcext:value-type="float">
            <text:p>2 224</text:p>
          </table:table-cell>
          <table:table-cell table:formula="of:=ROUNDUP([.E17]/[$BaseData.F13])" office:value-type="float" office:value="1112" calcext:value-type="float">
            <text:p>1 112</text:p>
          </table:table-cell>
          <table:table-cell table:formula="of:=[.F17]*[$BaseData.$C$5]" office:value-type="float" office:value="27800" calcext:value-type="float">
            <text:p>27 800</text:p>
          </table:table-cell>
          <table:table-cell table:formula="of:=[.G17]*[$BaseData.$C$6]" office:value-type="float" office:value="111200" calcext:value-type="float">
            <text:p>111 200</text:p>
          </table:table-cell>
          <table:table-cell table:formula="of:=ROUNDDOWN([.$B$1]*[.C17]*[$BaseData.H13])" office:value-type="float" office:value="291900" calcext:value-type="float">
            <text:p>291 900</text:p>
          </table:table-cell>
          <table:table-cell table:formula="of:=[.F17]*[$BaseData.$C$5]*[$BaseData.$C$7]" office:value-type="float" office:value="166800" calcext:value-type="float">
            <text:p>166 800</text:p>
          </table:table-cell>
          <table:table-cell table:formula="of:=[.F17]*[$BaseData.$C$4]" office:value-type="float" office:value="44480" calcext:value-type="float">
            <text:p>44 480</text:p>
          </table:table-cell>
          <table:table-cell table:formula="of:=[.F17]*[$BaseData.$C$3]" office:value-type="float" office:value="55600" calcext:value-type="float">
            <text:p>55 600</text:p>
          </table:table-cell>
          <table:table-cell table:formula="of:=[.I17]-[.J17]-[.K17]-[.L17]" office:value-type="float" office:value="25020" calcext:value-type="float">
            <text:p>25 020</text:p>
          </table:table-cell>
          <table:table-cell table:formula="of:=([$BaseData.$C$9]*0.8+[$BaseData.$C$10]*0.15+[$BaseData.$C$11]*0.05)*[.H17]" office:value-type="float" office:value="139000" calcext:value-type="float">
            <text:p>139 000</text:p>
          </table:table-cell>
          <table:table-cell table:formula="of:=ROUNDUP([.H17]/[$BaseData.$C$8]/[.$B$2]*100)" office:value-type="float" office:value="1854" calcext:value-type="float">
            <text:p>1 854</text:p>
          </table:table-cell>
          <table:table-cell table:formula="of:=[.O17]*[$BaseData.$C$4]" office:value-type="float" office:value="74160" calcext:value-type="float">
            <text:p>74 160</text:p>
          </table:table-cell>
          <table:table-cell table:formula="of:=[.M17]+[.N17]-[.P17]" office:value-type="float" office:value="89860" calcext:value-type="float">
            <text:p>89 860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float" office:value="100" calcext:value-type="float">
            <text:p>100</text:p>
          </table:table-cell>
          <table:table-cell table:formula="of:=[$BaseData.AD14]" office:value-type="float" office:value="3335" calcext:value-type="float">
            <text:p>3335</text:p>
          </table:table-cell>
          <table:table-cell table:formula="of:=[$BaseData.AE14]" office:value-type="float" office:value="0" calcext:value-type="float">
            <text:p>0</text:p>
          </table:table-cell>
          <table:table-cell table:formula="of:=[$BaseData.AF14]" office:value-type="float" office:value="3335" calcext:value-type="float">
            <text:p>3 335</text:p>
          </table:table-cell>
          <table:table-cell table:formula="of:=ROUNDUP([.E18]/[$BaseData.F14])" office:value-type="float" office:value="1112" calcext:value-type="float">
            <text:p>1 112</text:p>
          </table:table-cell>
          <table:table-cell table:formula="of:=[.F18]*[$BaseData.$C$5]" office:value-type="float" office:value="27800" calcext:value-type="float">
            <text:p>27 800</text:p>
          </table:table-cell>
          <table:table-cell table:formula="of:=[.G18]*[$BaseData.$C$6]" office:value-type="float" office:value="111200" calcext:value-type="float">
            <text:p>111 200</text:p>
          </table:table-cell>
          <table:table-cell table:formula="of:=ROUNDDOWN([.$B$1]*[.C18]*[$BaseData.H14])" office:value-type="float" office:value="437718" calcext:value-type="float">
            <text:p>437 718</text:p>
          </table:table-cell>
          <table:table-cell table:formula="of:=[.F18]*[$BaseData.$C$5]*[$BaseData.$C$7]" office:value-type="float" office:value="166800" calcext:value-type="float">
            <text:p>166 800</text:p>
          </table:table-cell>
          <table:table-cell table:formula="of:=[.F18]*[$BaseData.$C$4]" office:value-type="float" office:value="44480" calcext:value-type="float">
            <text:p>44 480</text:p>
          </table:table-cell>
          <table:table-cell table:formula="of:=[.F18]*[$BaseData.$C$3]" office:value-type="float" office:value="55600" calcext:value-type="float">
            <text:p>55 600</text:p>
          </table:table-cell>
          <table:table-cell table:formula="of:=[.I18]-[.J18]-[.K18]-[.L18]" office:value-type="float" office:value="170838" calcext:value-type="float">
            <text:p>170 838</text:p>
          </table:table-cell>
          <table:table-cell table:formula="of:=([$BaseData.$C$9]*0.8+[$BaseData.$C$10]*0.15+[$BaseData.$C$11]*0.05)*[.H18]" office:value-type="float" office:value="139000" calcext:value-type="float">
            <text:p>139 000</text:p>
          </table:table-cell>
          <table:table-cell table:formula="of:=ROUNDUP([.H18]/[$BaseData.$C$8]/[.$B$2]*100)" office:value-type="float" office:value="1854" calcext:value-type="float">
            <text:p>1 854</text:p>
          </table:table-cell>
          <table:table-cell table:formula="of:=[.O18]*[$BaseData.$C$4]" office:value-type="float" office:value="74160" calcext:value-type="float">
            <text:p>74 160</text:p>
          </table:table-cell>
          <table:table-cell table:formula="of:=[.M18]+[.N18]-[.P18]" office:value-type="float" office:value="235678" calcext:value-type="float">
            <text:p>235 678</text:p>
          </table:table-cell>
        </table:table-row>
        <table:table-row table:style-name="ro1">
          <table:table-cell office:value-type="string" calcext:value-type="string">
            <text:p>STO</text:p>
          </table:table-cell>
          <table:table-cell office:value-type="float" office:value="100" calcext:value-type="float">
            <text:p>100</text:p>
          </table:table-cell>
          <table:table-cell table:formula="of:=[$BaseData.AD15]" office:value-type="float" office:value="3335" calcext:value-type="float">
            <text:p>3335</text:p>
          </table:table-cell>
          <table:table-cell table:formula="of:=[$BaseData.AE15]" office:value-type="float" office:value="0" calcext:value-type="float">
            <text:p>0</text:p>
          </table:table-cell>
          <table:table-cell table:formula="of:=[$BaseData.AF15]" office:value-type="float" office:value="3335" calcext:value-type="float">
            <text:p>3 335</text:p>
          </table:table-cell>
          <table:table-cell table:formula="of:=ROUNDUP([.E19]/[$BaseData.F15])" office:value-type="float" office:value="1112" calcext:value-type="float">
            <text:p>1 112</text:p>
          </table:table-cell>
          <table:table-cell table:formula="of:=[.F19]*[$BaseData.$C$5]" office:value-type="float" office:value="27800" calcext:value-type="float">
            <text:p>27 800</text:p>
          </table:table-cell>
          <table:table-cell table:formula="of:=[.G19]*[$BaseData.$C$6]" office:value-type="float" office:value="111200" calcext:value-type="float">
            <text:p>111 200</text:p>
          </table:table-cell>
          <table:table-cell table:formula="of:=ROUNDDOWN([.$B$1]*[.C19]*[$BaseData.H15])" office:value-type="float" office:value="752876" calcext:value-type="float">
            <text:p>752 876</text:p>
          </table:table-cell>
          <table:table-cell table:formula="of:=[.F19]*[$BaseData.$C$5]*[$BaseData.$C$7]" office:value-type="float" office:value="166800" calcext:value-type="float">
            <text:p>166 800</text:p>
          </table:table-cell>
          <table:table-cell table:formula="of:=[.F19]*[$BaseData.$C$4]" office:value-type="float" office:value="44480" calcext:value-type="float">
            <text:p>44 480</text:p>
          </table:table-cell>
          <table:table-cell table:formula="of:=[.F19]*[$BaseData.$C$3]" office:value-type="float" office:value="55600" calcext:value-type="float">
            <text:p>55 600</text:p>
          </table:table-cell>
          <table:table-cell table:formula="of:=[.I19]-[.J19]-[.K19]-[.L19]" office:value-type="float" office:value="485996" calcext:value-type="float">
            <text:p>485 996</text:p>
          </table:table-cell>
          <table:table-cell table:formula="of:=([$BaseData.$C$9]*0.8+[$BaseData.$C$10]*0.15+[$BaseData.$C$11]*0.05)*[.H19]" office:value-type="float" office:value="139000" calcext:value-type="float">
            <text:p>139 000</text:p>
          </table:table-cell>
          <table:table-cell table:formula="of:=ROUNDUP([.H19]/[$BaseData.$C$8]/[.$B$2]*100)" office:value-type="float" office:value="1854" calcext:value-type="float">
            <text:p>1 854</text:p>
          </table:table-cell>
          <table:table-cell table:formula="of:=[.O19]*[$BaseData.$C$4]" office:value-type="float" office:value="74160" calcext:value-type="float">
            <text:p>74 160</text:p>
          </table:table-cell>
          <table:table-cell table:formula="of:=[.M19]+[.N19]-[.P19]" office:value-type="float" office:value="550836" calcext:value-type="float">
            <text:p>550 836</text:p>
          </table:table-cell>
        </table:table-row>
        <table:table-row table:style-name="ro1">
          <table:table-cell office:value-type="string" calcext:value-type="string">
            <text:p>CLO</text:p>
          </table:table-cell>
          <table:table-cell office:value-type="float" office:value="100" calcext:value-type="float">
            <text:p>100</text:p>
          </table:table-cell>
          <table:table-cell table:formula="of:=[$BaseData.AD16]" office:value-type="float" office:value="1112" calcext:value-type="float">
            <text:p>1112</text:p>
          </table:table-cell>
          <table:table-cell table:formula="of:=[$BaseData.AE16]" office:value-type="float" office:value="0" calcext:value-type="float">
            <text:p>0</text:p>
          </table:table-cell>
          <table:table-cell table:formula="of:=[$BaseData.AF16]" office:value-type="float" office:value="1112" calcext:value-type="float">
            <text:p>1 112</text:p>
          </table:table-cell>
          <table:table-cell table:formula="of:=ROUNDUP([.E20]/[$BaseData.F16])" office:value-type="float" office:value="1112" calcext:value-type="float">
            <text:p>1 112</text:p>
          </table:table-cell>
          <table:table-cell table:formula="of:=[.F20]*[$BaseData.$C$5]" office:value-type="float" office:value="27800" calcext:value-type="float">
            <text:p>27 800</text:p>
          </table:table-cell>
          <table:table-cell table:formula="of:=[.G20]*[$BaseData.$C$6]" office:value-type="float" office:value="111200" calcext:value-type="float">
            <text:p>111 200</text:p>
          </table:table-cell>
          <table:table-cell table:formula="of:=ROUNDDOWN([.$B$1]*[.C20]*[$BaseData.H16])" office:value-type="float" office:value="681100" calcext:value-type="float">
            <text:p>681 100</text:p>
          </table:table-cell>
          <table:table-cell table:formula="of:=[.F20]*[$BaseData.$C$5]*[$BaseData.$C$7]" office:value-type="float" office:value="166800" calcext:value-type="float">
            <text:p>166 800</text:p>
          </table:table-cell>
          <table:table-cell table:formula="of:=[.F20]*[$BaseData.$C$4]" office:value-type="float" office:value="44480" calcext:value-type="float">
            <text:p>44 480</text:p>
          </table:table-cell>
          <table:table-cell table:formula="of:=[.F20]*[$BaseData.$C$3]" office:value-type="float" office:value="55600" calcext:value-type="float">
            <text:p>55 600</text:p>
          </table:table-cell>
          <table:table-cell table:formula="of:=[.I20]-[.J20]-[.K20]-[.L20]" office:value-type="float" office:value="414220" calcext:value-type="float">
            <text:p>414 220</text:p>
          </table:table-cell>
          <table:table-cell table:formula="of:=([$BaseData.$C$9]*0.8+[$BaseData.$C$10]*0.15+[$BaseData.$C$11]*0.05)*[.H20]" office:value-type="float" office:value="139000" calcext:value-type="float">
            <text:p>139 000</text:p>
          </table:table-cell>
          <table:table-cell table:formula="of:=ROUNDUP([.H20]/[$BaseData.$C$8]/[.$B$2]*100)" office:value-type="float" office:value="1854" calcext:value-type="float">
            <text:p>1 854</text:p>
          </table:table-cell>
          <table:table-cell table:formula="of:=[.O20]*[$BaseData.$C$4]" office:value-type="float" office:value="74160" calcext:value-type="float">
            <text:p>74 160</text:p>
          </table:table-cell>
          <table:table-cell table:formula="of:=[.M20]+[.N20]-[.P20]" office:value-type="float" office:value="479060" calcext:value-type="float">
            <text:p>479 060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float" office:value="100" calcext:value-type="float">
            <text:p>100</text:p>
          </table:table-cell>
          <table:table-cell table:formula="of:=[$BaseData.AD17]" office:value-type="float" office:value="2224" calcext:value-type="float">
            <text:p>2224</text:p>
          </table:table-cell>
          <table:table-cell table:formula="of:=[$BaseData.AE17]" office:value-type="float" office:value="0" calcext:value-type="float">
            <text:p>0</text:p>
          </table:table-cell>
          <table:table-cell table:formula="of:=[$BaseData.AF17]" office:value-type="float" office:value="2224" calcext:value-type="float">
            <text:p>2 224</text:p>
          </table:table-cell>
          <table:table-cell table:formula="of:=ROUNDUP([.E21]/[$BaseData.F17])" office:value-type="float" office:value="1112" calcext:value-type="float">
            <text:p>1 112</text:p>
          </table:table-cell>
          <table:table-cell table:formula="of:=[.F21]*[$BaseData.$C$5]" office:value-type="float" office:value="27800" calcext:value-type="float">
            <text:p>27 800</text:p>
          </table:table-cell>
          <table:table-cell table:formula="of:=[.G21]*[$BaseData.$C$6]" office:value-type="float" office:value="111200" calcext:value-type="float">
            <text:p>111 200</text:p>
          </table:table-cell>
          <table:table-cell table:formula="of:=ROUNDDOWN([.$B$1]*[.C21]*[$BaseData.H17])" office:value-type="float" office:value="389200" calcext:value-type="float">
            <text:p>389 200</text:p>
          </table:table-cell>
          <table:table-cell table:formula="of:=[.F21]*[$BaseData.$C$5]*[$BaseData.$C$7]" office:value-type="float" office:value="166800" calcext:value-type="float">
            <text:p>166 800</text:p>
          </table:table-cell>
          <table:table-cell table:formula="of:=[.F21]*[$BaseData.$C$4]" office:value-type="float" office:value="44480" calcext:value-type="float">
            <text:p>44 480</text:p>
          </table:table-cell>
          <table:table-cell table:formula="of:=[.F21]*[$BaseData.$C$3]" office:value-type="float" office:value="55600" calcext:value-type="float">
            <text:p>55 600</text:p>
          </table:table-cell>
          <table:table-cell table:formula="of:=[.I21]-[.J21]-[.K21]-[.L21]" office:value-type="float" office:value="122320" calcext:value-type="float">
            <text:p>122 320</text:p>
          </table:table-cell>
          <table:table-cell table:formula="of:=([$BaseData.$C$9]*0.8+[$BaseData.$C$10]*0.15+[$BaseData.$C$11]*0.05)*[.H21]" office:value-type="float" office:value="139000" calcext:value-type="float">
            <text:p>139 000</text:p>
          </table:table-cell>
          <table:table-cell table:formula="of:=ROUNDUP([.H21]/[$BaseData.$C$8]/[.$B$2]*100)" office:value-type="float" office:value="1854" calcext:value-type="float">
            <text:p>1 854</text:p>
          </table:table-cell>
          <table:table-cell table:formula="of:=[.O21]*[$BaseData.$C$4]" office:value-type="float" office:value="74160" calcext:value-type="float">
            <text:p>74 160</text:p>
          </table:table-cell>
          <table:table-cell table:formula="of:=[.M21]+[.N21]-[.P21]" office:value-type="float" office:value="187160" calcext:value-type="float">
            <text:p>187 160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100" calcext:value-type="float">
            <text:p>100</text:p>
          </table:table-cell>
          <table:table-cell table:formula="of:=[$BaseData.AD18]" office:value-type="float" office:value="2224" calcext:value-type="float">
            <text:p>2224</text:p>
          </table:table-cell>
          <table:table-cell table:formula="of:=[$BaseData.AE18]" office:value-type="float" office:value="0" calcext:value-type="float">
            <text:p>0</text:p>
          </table:table-cell>
          <table:table-cell table:formula="of:=[$BaseData.AF18]" office:value-type="float" office:value="2224" calcext:value-type="float">
            <text:p>2 224</text:p>
          </table:table-cell>
          <table:table-cell table:formula="of:=ROUNDUP([.E22]/[$BaseData.F18])" office:value-type="float" office:value="1112" calcext:value-type="float">
            <text:p>1 112</text:p>
          </table:table-cell>
          <table:table-cell table:formula="of:=[.F22]*[$BaseData.$C$5]" office:value-type="float" office:value="27800" calcext:value-type="float">
            <text:p>27 800</text:p>
          </table:table-cell>
          <table:table-cell table:formula="of:=[.G22]*[$BaseData.$C$6]" office:value-type="float" office:value="111200" calcext:value-type="float">
            <text:p>111 200</text:p>
          </table:table-cell>
          <table:table-cell table:formula="of:=ROUNDDOWN([.$B$1]*[.C22]*[$BaseData.H18])" office:value-type="float" office:value="455364" calcext:value-type="float">
            <text:p>455 364</text:p>
          </table:table-cell>
          <table:table-cell table:formula="of:=[.F22]*[$BaseData.$C$5]*[$BaseData.$C$7]" office:value-type="float" office:value="166800" calcext:value-type="float">
            <text:p>166 800</text:p>
          </table:table-cell>
          <table:table-cell table:formula="of:=[.F22]*[$BaseData.$C$4]" office:value-type="float" office:value="44480" calcext:value-type="float">
            <text:p>44 480</text:p>
          </table:table-cell>
          <table:table-cell table:formula="of:=[.F22]*[$BaseData.$C$3]" office:value-type="float" office:value="55600" calcext:value-type="float">
            <text:p>55 600</text:p>
          </table:table-cell>
          <table:table-cell table:formula="of:=[.I22]-[.J22]-[.K22]-[.L22]" office:value-type="float" office:value="188484" calcext:value-type="float">
            <text:p>188 484</text:p>
          </table:table-cell>
          <table:table-cell table:formula="of:=([$BaseData.$C$9]*0.8+[$BaseData.$C$10]*0.15+[$BaseData.$C$11]*0.05)*[.H22]" office:value-type="float" office:value="139000" calcext:value-type="float">
            <text:p>139 000</text:p>
          </table:table-cell>
          <table:table-cell table:formula="of:=ROUNDUP([.H22]/[$BaseData.$C$8]/[.$B$2]*100)" office:value-type="float" office:value="1854" calcext:value-type="float">
            <text:p>1 854</text:p>
          </table:table-cell>
          <table:table-cell table:formula="of:=[.O22]*[$BaseData.$C$4]" office:value-type="float" office:value="74160" calcext:value-type="float">
            <text:p>74 160</text:p>
          </table:table-cell>
          <table:table-cell table:formula="of:=[.M22]+[.N22]-[.P22]" office:value-type="float" office:value="253324" calcext:value-type="float">
            <text:p>253 324</text:p>
          </table:table-cell>
        </table:table-row>
        <table:table-row table:style-name="ro1">
          <table:table-cell office:value-type="string" calcext:value-type="string">
            <text:p>PEL</text:p>
          </table:table-cell>
          <table:table-cell office:value-type="float" office:value="100" calcext:value-type="float">
            <text:p>100</text:p>
          </table:table-cell>
          <table:table-cell table:formula="of:=[$BaseData.AD19]" office:value-type="float" office:value="1112" calcext:value-type="float">
            <text:p>1112</text:p>
          </table:table-cell>
          <table:table-cell table:formula="of:=[$BaseData.AE19]" office:value-type="float" office:value="0" calcext:value-type="float">
            <text:p>0</text:p>
          </table:table-cell>
          <table:table-cell table:formula="of:=[$BaseData.AF19]" office:value-type="float" office:value="1112" calcext:value-type="float">
            <text:p>1 112</text:p>
          </table:table-cell>
          <table:table-cell table:formula="of:=ROUNDUP([.E23]/[$BaseData.F19])" office:value-type="float" office:value="1112" calcext:value-type="float">
            <text:p>1 112</text:p>
          </table:table-cell>
          <table:table-cell table:formula="of:=[.F23]*[$BaseData.$C$5]" office:value-type="float" office:value="27800" calcext:value-type="float">
            <text:p>27 800</text:p>
          </table:table-cell>
          <table:table-cell table:formula="of:=[.G23]*[$BaseData.$C$6]" office:value-type="float" office:value="111200" calcext:value-type="float">
            <text:p>111 200</text:p>
          </table:table-cell>
          <table:table-cell table:formula="of:=ROUNDDOWN([.$B$1]*[.C23]*[$BaseData.H19])" office:value-type="float" office:value="583800" calcext:value-type="float">
            <text:p>583 800</text:p>
          </table:table-cell>
          <table:table-cell table:formula="of:=[.F23]*[$BaseData.$C$5]*[$BaseData.$C$7]" office:value-type="float" office:value="166800" calcext:value-type="float">
            <text:p>166 800</text:p>
          </table:table-cell>
          <table:table-cell table:formula="of:=[.F23]*[$BaseData.$C$4]" office:value-type="float" office:value="44480" calcext:value-type="float">
            <text:p>44 480</text:p>
          </table:table-cell>
          <table:table-cell table:formula="of:=[.F23]*[$BaseData.$C$3]" office:value-type="float" office:value="55600" calcext:value-type="float">
            <text:p>55 600</text:p>
          </table:table-cell>
          <table:table-cell table:formula="of:=[.I23]-[.J23]-[.K23]-[.L23]" office:value-type="float" office:value="316920" calcext:value-type="float">
            <text:p>316 920</text:p>
          </table:table-cell>
          <table:table-cell table:formula="of:=([$BaseData.$C$9]*0.8+[$BaseData.$C$10]*0.15+[$BaseData.$C$11]*0.05)*[.H23]" office:value-type="float" office:value="139000" calcext:value-type="float">
            <text:p>139 000</text:p>
          </table:table-cell>
          <table:table-cell table:formula="of:=ROUNDUP([.H23]/[$BaseData.$C$8]/[.$B$2]*100)" office:value-type="float" office:value="1854" calcext:value-type="float">
            <text:p>1 854</text:p>
          </table:table-cell>
          <table:table-cell table:formula="of:=[.O23]*[$BaseData.$C$4]" office:value-type="float" office:value="74160" calcext:value-type="float">
            <text:p>74 160</text:p>
          </table:table-cell>
          <table:table-cell table:formula="of:=[.M23]+[.N23]-[.P23]" office:value-type="float" office:value="381760" calcext:value-type="float">
            <text:p>381 760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100" calcext:value-type="float">
            <text:p>100</text:p>
          </table:table-cell>
          <table:table-cell table:formula="of:=[$BaseData.AD20]" office:value-type="float" office:value="1112" calcext:value-type="float">
            <text:p>1112</text:p>
          </table:table-cell>
          <table:table-cell table:formula="of:=[$BaseData.AE20]" office:value-type="float" office:value="0" calcext:value-type="float">
            <text:p>0</text:p>
          </table:table-cell>
          <table:table-cell table:formula="of:=[$BaseData.AF20]" office:value-type="float" office:value="1112" calcext:value-type="float">
            <text:p>1 112</text:p>
          </table:table-cell>
          <table:table-cell table:formula="of:=ROUNDUP([.E24]/[$BaseData.F20])" office:value-type="float" office:value="1112" calcext:value-type="float">
            <text:p>1 112</text:p>
          </table:table-cell>
          <table:table-cell table:formula="of:=[.F24]*[$BaseData.$C$5]" office:value-type="float" office:value="27800" calcext:value-type="float">
            <text:p>27 800</text:p>
          </table:table-cell>
          <table:table-cell table:formula="of:=[.G24]*[$BaseData.$C$6]" office:value-type="float" office:value="111200" calcext:value-type="float">
            <text:p>111 200</text:p>
          </table:table-cell>
          <table:table-cell table:formula="of:=ROUNDDOWN([.$B$1]*[.C24]*[$BaseData.H20])" office:value-type="float" office:value="560448" calcext:value-type="float">
            <text:p>560 448</text:p>
          </table:table-cell>
          <table:table-cell table:formula="of:=[.F24]*[$BaseData.$C$5]*[$BaseData.$C$7]" office:value-type="float" office:value="166800" calcext:value-type="float">
            <text:p>166 800</text:p>
          </table:table-cell>
          <table:table-cell table:formula="of:=[.F24]*[$BaseData.$C$4]" office:value-type="float" office:value="44480" calcext:value-type="float">
            <text:p>44 480</text:p>
          </table:table-cell>
          <table:table-cell table:formula="of:=[.F24]*[$BaseData.$C$3]" office:value-type="float" office:value="55600" calcext:value-type="float">
            <text:p>55 600</text:p>
          </table:table-cell>
          <table:table-cell table:formula="of:=[.I24]-[.J24]-[.K24]-[.L24]" office:value-type="float" office:value="293568" calcext:value-type="float">
            <text:p>293 568</text:p>
          </table:table-cell>
          <table:table-cell table:formula="of:=([$BaseData.$C$9]*0.8+[$BaseData.$C$10]*0.15+[$BaseData.$C$11]*0.05)*[.H24]" office:value-type="float" office:value="139000" calcext:value-type="float">
            <text:p>139 000</text:p>
          </table:table-cell>
          <table:table-cell table:formula="of:=ROUNDUP([.H24]/[$BaseData.$C$8]/[.$B$2]*100)" office:value-type="float" office:value="1854" calcext:value-type="float">
            <text:p>1 854</text:p>
          </table:table-cell>
          <table:table-cell table:formula="of:=[.O24]*[$BaseData.$C$4]" office:value-type="float" office:value="74160" calcext:value-type="float">
            <text:p>74 160</text:p>
          </table:table-cell>
          <table:table-cell table:formula="of:=[.M24]+[.N24]-[.P24]" office:value-type="float" office:value="358408" calcext:value-type="float">
            <text:p>358 408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float" office:value="100" calcext:value-type="float">
            <text:p>100</text:p>
          </table:table-cell>
          <table:table-cell table:formula="of:=[$BaseData.AD21]" office:value-type="float" office:value="556" calcext:value-type="float">
            <text:p>556</text:p>
          </table:table-cell>
          <table:table-cell table:formula="of:=[$BaseData.AE21]" office:value-type="float" office:value="0" calcext:value-type="float">
            <text:p>0</text:p>
          </table:table-cell>
          <table:table-cell table:formula="of:=[$BaseData.AF21]" office:value-type="float" office:value="556" calcext:value-type="float">
            <text:p>556</text:p>
          </table:table-cell>
          <table:table-cell table:formula="of:=ROUNDUP([.E25]/[$BaseData.F21])" office:value-type="float" office:value="1112" calcext:value-type="float">
            <text:p>1 112</text:p>
          </table:table-cell>
          <table:table-cell table:formula="of:=[.F25]*[$BaseData.$C$5]" office:value-type="float" office:value="27800" calcext:value-type="float">
            <text:p>27 800</text:p>
          </table:table-cell>
          <table:table-cell table:formula="of:=[.G25]*[$BaseData.$C$6]" office:value-type="float" office:value="111200" calcext:value-type="float">
            <text:p>111 200</text:p>
          </table:table-cell>
          <table:table-cell table:formula="of:=ROUNDDOWN([.$B$1]*[.C25]*[$BaseData.H21])" office:value-type="float" office:value="389200" calcext:value-type="float">
            <text:p>389 200</text:p>
          </table:table-cell>
          <table:table-cell table:formula="of:=[.F25]*[$BaseData.$C$5]*[$BaseData.$C$7]" office:value-type="float" office:value="166800" calcext:value-type="float">
            <text:p>166 800</text:p>
          </table:table-cell>
          <table:table-cell table:formula="of:=[.F25]*[$BaseData.$C$4]" office:value-type="float" office:value="44480" calcext:value-type="float">
            <text:p>44 480</text:p>
          </table:table-cell>
          <table:table-cell table:formula="of:=[.F25]*[$BaseData.$C$3]" office:value-type="float" office:value="55600" calcext:value-type="float">
            <text:p>55 600</text:p>
          </table:table-cell>
          <table:table-cell table:formula="of:=[.I25]-[.J25]-[.K25]-[.L25]" office:value-type="float" office:value="122320" calcext:value-type="float">
            <text:p>122 320</text:p>
          </table:table-cell>
          <table:table-cell table:formula="of:=([$BaseData.$C$9]*0.8+[$BaseData.$C$10]*0.15+[$BaseData.$C$11]*0.05)*[.H25]" office:value-type="float" office:value="139000" calcext:value-type="float">
            <text:p>139 000</text:p>
          </table:table-cell>
          <table:table-cell table:formula="of:=ROUNDUP([.H25]/[$BaseData.$C$8]/[.$B$2]*100)" office:value-type="float" office:value="1854" calcext:value-type="float">
            <text:p>1 854</text:p>
          </table:table-cell>
          <table:table-cell table:formula="of:=[.O25]*[$BaseData.$C$4]" office:value-type="float" office:value="74160" calcext:value-type="float">
            <text:p>74 160</text:p>
          </table:table-cell>
          <table:table-cell table:formula="of:=[.M25]+[.N25]-[.P25]" office:value-type="float" office:value="187160" calcext:value-type="float">
            <text:p>187 160</text:p>
          </table:table-cell>
        </table:table-row>
        <table:table-row table:style-name="ro1">
          <table:table-cell office:value-type="string" calcext:value-type="string">
            <text:p>SPI</text:p>
          </table:table-cell>
          <table:table-cell office:value-type="float" office:value="100" calcext:value-type="float">
            <text:p>100</text:p>
          </table:table-cell>
          <table:table-cell table:formula="of:=[$BaseData.AD22]" office:value-type="float" office:value="556" calcext:value-type="float">
            <text:p>556</text:p>
          </table:table-cell>
          <table:table-cell table:formula="of:=[$BaseData.AE22]" office:value-type="float" office:value="0" calcext:value-type="float">
            <text:p>0</text:p>
          </table:table-cell>
          <table:table-cell table:formula="of:=[$BaseData.AF22]"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formula="of:=[.F26]*[$BaseData.$C$5]" office:value-type="float" office:value="0" calcext:value-type="float">
            <text:p>0</text:p>
          </table:table-cell>
          <table:table-cell table:formula="of:=[.G26]*[$BaseData.$C$6]" office:value-type="float" office:value="0" calcext:value-type="float">
            <text:p>0</text:p>
          </table:table-cell>
          <table:table-cell table:formula="of:=ROUNDDOWN([.$B$1]*[.C26]*[$BaseData.H22])" office:value-type="float" office:value="486500" calcext:value-type="float">
            <text:p>486 500</text:p>
          </table:table-cell>
          <table:table-cell table:formula="of:=[.F26]*[$BaseData.$C$5]*[$BaseData.$C$7]" office:value-type="float" office:value="0" calcext:value-type="float">
            <text:p>0</text:p>
          </table:table-cell>
          <table:table-cell table:formula="of:=[.F26]*[$BaseData.$C$4]" office:value-type="float" office:value="0" calcext:value-type="float">
            <text:p>0</text:p>
          </table:table-cell>
          <table:table-cell table:formula="of:=[.F26]*[$BaseData.$C$3]" office:value-type="float" office:value="0" calcext:value-type="float">
            <text:p>0</text:p>
          </table:table-cell>
          <table:table-cell table:formula="of:=[.I26]-[.J26]-[.K26]-[.L26]" office:value-type="float" office:value="486500" calcext:value-type="float">
            <text:p>486 500</text:p>
          </table:table-cell>
          <table:table-cell table:formula="of:=([$BaseData.$C$9]*0.8+[$BaseData.$C$10]*0.15+[$BaseData.$C$11]*0.05)*[.H26]" office:value-type="float" office:value="0" calcext:value-type="float">
            <text:p>0</text:p>
          </table:table-cell>
          <table:table-cell table:formula="of:=ROUNDUP([.H26]/[$BaseData.$C$8]/[.$B$2]*100)" office:value-type="float" office:value="0" calcext:value-type="float">
            <text:p>0</text:p>
          </table:table-cell>
          <table:table-cell table:formula="of:=[.O26]*[$BaseData.$C$4]" office:value-type="float" office:value="0" calcext:value-type="float">
            <text:p>0</text:p>
          </table:table-cell>
          <table:table-cell table:formula="of:=[.M26]+[.N26]-[.P26]" office:value-type="float" office:value="486500" calcext:value-type="float">
            <text:p>486 500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Σ</text:p>
          </table:table-cell>
          <table:table-cell table:style-name="ce2" table:formula="of:=SUM([.C7:.C26])" office:value-type="float" office:value="45306" calcext:value-type="float">
            <text:p>45306</text:p>
          </table:table-cell>
          <table:table-cell table:style-name="ce2" table:formula="of:=SUM([.D7:.D26])" office:value-type="float" office:value="19736.125" calcext:value-type="float">
            <text:p>19736,125</text:p>
          </table:table-cell>
          <table:table-cell table:style-name="ce2" table:formula="of:=SUM([.E7:.E26])" office:value-type="float" office:value="65043" calcext:value-type="float">
            <text:p>65043</text:p>
          </table:table-cell>
          <table:table-cell table:style-name="ce14" table:formula="of:=SUM([.F7:.F26])" office:value-type="float" office:value="20851" calcext:value-type="float">
            <text:p>20851</text:p>
          </table:table-cell>
          <table:table-cell table:style-name="ce2" table:formula="of:=SUM([.G7:.G26])" office:value-type="float" office:value="521275" calcext:value-type="float">
            <text:p>521275</text:p>
          </table:table-cell>
          <table:table-cell table:style-name="ce16" table:formula="of:=SUM([.H7:.H26])" office:value-type="float" office:value="2085100" calcext:value-type="float">
            <text:p>2085100</text:p>
          </table:table-cell>
          <table:table-cell table:style-name="ce14" table:formula="of:=SUM([.I7:.I26])" office:value-type="float" office:value="7775024" calcext:value-type="float">
            <text:p>7775024</text:p>
          </table:table-cell>
          <table:table-cell table:style-name="ce2" table:formula="of:=SUM([.J7:.J26])" office:value-type="float" office:value="3127650" calcext:value-type="float">
            <text:p>3127650</text:p>
          </table:table-cell>
          <table:table-cell table:style-name="ce2" table:formula="of:=SUM([.K7:.K26])" office:value-type="float" office:value="834040" calcext:value-type="float">
            <text:p>834040</text:p>
          </table:table-cell>
          <table:table-cell table:style-name="ce2" table:formula="of:=SUM([.L7:.L26])" office:value-type="float" office:value="1042550" calcext:value-type="float">
            <text:p>1042550</text:p>
          </table:table-cell>
          <table:table-cell table:style-name="ce19" table:formula="of:=SUM([.M7:.M26])" office:value-type="float" office:value="2770784" calcext:value-type="float">
            <text:p>2770784</text:p>
          </table:table-cell>
          <table:table-cell table:style-name="ce14" table:formula="of:=SUM([.N7:.N26])" office:value-type="float" office:value="2606375" calcext:value-type="float">
            <text:p>2606375</text:p>
          </table:table-cell>
          <table:table-cell table:style-name="ce2" table:formula="of:=SUM([.O7:.O26])" office:value-type="float" office:value="34763" calcext:value-type="float">
            <text:p>34763</text:p>
          </table:table-cell>
          <table:table-cell table:style-name="ce2" table:formula="of:=SUM([.P7:.P26])" office:value-type="float" office:value="1390520" calcext:value-type="float">
            <text:p>1390520</text:p>
          </table:table-cell>
          <table:table-cell table:style-name="ce19" table:formula="of:=SUM([.Q7:.Q26])" office:value-type="float" office:value="3986639" calcext:value-type="float">
            <text:p>3986639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Worker shortage [worker]</text:p>
          </table:table-cell>
          <table:table-cell table:style-name="Default"/>
          <table:table-cell table:style-name="ce17" table:formula="of:=IF([.B3]/4&lt;[.G27];[.G27]-[.B3]/4;0)" office:value-type="float" office:value="41275" calcext:value-type="float">
            <text:p>41275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Unemployment [worker]</text:p>
          </table:table-cell>
          <table:table-cell table:style-name="Default"/>
          <table:table-cell table:style-name="ce17" table:formula="of:=IF([.B3]/4&gt;=[.G27];[.B3]/4-[.G27];0)" office:value-type="float" office:value="0" calcext:value-type="float">
            <text:p>0</text:p>
          </table:table-cell>
          <table:table-cell table:style-name="Default" table:number-columns-repeated="9"/>
        </table:table-row>
      </table:table>
      <table:table table:name="BaseData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ce3"/>
        <table:table-column table:style-name="co8" table:default-cell-style-name="Default"/>
        <table:table-column table:style-name="co7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1" table:default-cell-style-name="ce23"/>
        <table:table-column table:style-name="co14" table:default-cell-style-name="ce23"/>
        <table:table-column table:style-name="co13" table:default-cell-style-name="ce23"/>
        <table:table-column table:style-name="co11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number-columns-repeated="2" table:default-cell-style-name="ce22"/>
        <table:table-column table:style-name="co17" table:default-cell-style-name="ce22"/>
        <table:table-column table:style-name="co18" table:default-cell-style-name="ce22"/>
        <table:table-column table:style-name="co14" table:default-cell-style-name="ce22"/>
        <table:table-column table:style-name="co17" table:default-cell-style-name="ce22"/>
        <table:table-column table:style-name="co15" table:default-cell-style-name="ce22"/>
        <table:table-column table:style-name="co19" table:default-cell-style-name="ce22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Constants</text:p>
          </table:table-cell>
          <table:table-cell/>
          <table:table-cell table:style-name="Default"/>
          <table:table-cell table:number-columns-repeated="2"/>
          <table:table-cell table:style-name="ce20" office:value-type="string" calcext:value-type="string" table:number-columns-spanned="3" table:number-rows-spanned="1">
            <text:p>Base Data</text:p>
          </table:table-cell>
          <table:covered-table-cell table:style-name="Default" office:value-type="string" calcext:value-type="string">
            <text:p>oops</text:p>
          </table:covered-table-cell>
          <table:covered-table-cell table:style-name="Default"/>
          <table:table-cell/>
          <table:table-cell table:style-name="ce20" office:value-type="string" calcext:value-type="string" table:number-columns-spanned="20" table:number-rows-spanned="1">
            <text:p>Ingredients</text:p>
          </table:table-cell>
          <table:covered-table-cell table:number-columns-repeated="19" table:style-name="Default"/>
          <table:table-cell table:number-columns-repeated="23"/>
        </table:table-row>
        <table:table-row table:style-name="ro1">
          <table:table-cell office:value-type="string" calcext:value-type="string">
            <text:p>kg to barrel [-]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Default" office:value-type="string" calcext:value-type="string">
            <text:p>Production [barrel/site]</text:p>
          </table:table-cell>
          <table:table-cell table:style-name="Default" office:value-type="string" calcext:value-type="string">
            <text:p>Market Demand [kg/pop]</text:p>
          </table:table-cell>
          <table:table-cell table:style-name="Default" office:value-type="string" calcext:value-type="string">
            <text:p>Base Price[$]</text:p>
          </table:table-cell>
          <table:table-cell/>
          <table:table-cell table:style-name="Default" office:value-type="string" calcext:value-type="string">
            <text:p>WOD</text:p>
          </table:table-cell>
          <table:table-cell table:style-name="Default" office:value-type="string" calcext:value-type="string">
            <text:p>BRI</text:p>
          </table:table-cell>
          <table:table-cell table:style-name="Default" office:value-type="string" calcext:value-type="string">
            <text:p>GRA</text:p>
          </table:table-cell>
          <table:table-cell table:style-name="Default" office:value-type="string" calcext:value-type="string">
            <text:p>HEM</text:p>
          </table:table-cell>
          <table:table-cell table:style-name="Default" office:value-type="string" calcext:value-type="string">
            <text:p>WOL</text:p>
          </table:table-cell>
          <table:table-cell table:style-name="Default" office:value-type="string" calcext:value-type="string">
            <text:p>RAW</text:p>
          </table:table-cell>
          <table:table-cell table:style-name="Default" office:value-type="string" calcext:value-type="string">
            <text:p>HON</text:p>
          </table:table-cell>
          <table:table-cell table:style-name="Default" office:value-type="string" calcext:value-type="string">
            <text:p>SAL</text:p>
          </table:table-cell>
          <table:table-cell table:style-name="Default" office:value-type="string" calcext:value-type="string">
            <text:p>GOO</text:p>
          </table:table-cell>
          <table:table-cell table:style-name="Default" office:value-type="string" calcext:value-type="string">
            <text:p>MED</text:p>
          </table:table-cell>
          <table:table-cell table:style-name="Default" office:value-type="string" calcext:value-type="string">
            <text:p>FAB</text:p>
          </table:table-cell>
          <table:table-cell table:style-name="Default" office:value-type="string" calcext:value-type="string">
            <text:p>BEE</text:p>
          </table:table-cell>
          <table:table-cell table:style-name="Default" office:value-type="string" calcext:value-type="string">
            <text:p>STO</text:p>
          </table:table-cell>
          <table:table-cell table:style-name="Default" office:value-type="string" calcext:value-type="string">
            <text:p>CLO</text:p>
          </table:table-cell>
          <table:table-cell table:style-name="Default" office:value-type="string" calcext:value-type="string">
            <text:p>CHE</text:p>
          </table:table-cell>
          <table:table-cell table:style-name="Default" office:value-type="string" calcext:value-type="string">
            <text:p>PIT</text:p>
          </table:table-cell>
          <table:table-cell table:style-name="Default" office:value-type="string" calcext:value-type="string">
            <text:p>PEL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WIN</text:p>
          </table:table-cell>
          <table:table-cell table:style-name="Default" office:value-type="string" calcext:value-type="string">
            <text:p>SPI</text:p>
          </table:table-cell>
          <table:table-cell office:value-type="string" calcext:value-type="string">
            <text:p>Market Demand [barrel/day]</text:p>
          </table:table-cell>
          <table:table-cell office:value-type="string" calcext:value-type="string">
            <text:p>Industry Demand [barrel/day]</text:p>
          </table:table-cell>
          <table:table-cell office:value-type="string" calcext:value-type="string">
            <text:p>Sum Demand [barrel/day]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HEM</text:p>
          </table:table-cell>
          <table:table-cell office:value-type="string" calcext:value-type="string">
            <text:p>WOL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GOO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CLO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PI</text:p>
          </table:table-cell>
        </table:table-row>
        <table:table-row table:style-name="ro1">
          <table:table-cell office:value-type="string" calcext:value-type="string">
            <text:p>Plant Base Cost </text:p>
          </table:table-cell>
          <table:table-cell office:value-type="string" calcext:value-type="string">
            <text:p>[$/day]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WOD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2.5" calcext:value-type="float">
            <text:p>2,50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22" table:number-columns-repeated="9"/>
          <table:table-cell table:number-columns-repeated="10"/>
          <table:table-cell table:style-name="ce24"/>
          <table:table-cell table:formula="of:=ROUNDUP([.$C$12]*[.G3]/[.$C$2]*[$Input.$B$3]*[$Input.B7]/100)" office:value-type="float" office:value="2779" calcext:value-type="float">
            <text:p>2779</text:p>
          </table:table-cell>
          <table:table-cell table:number-matrix-columns-spanned="1" table:number-matrix-rows-spanned="20" table:formula="of:=MMULT([.AG3:.AZ22];[.AD3:.AD22])" office:value-type="float" office:value="3335.875" calcext:value-type="float">
            <text:p>3335,875</text:p>
          </table:table-cell>
          <table:table-cell table:formula="of:=[.AD3]+ROUNDUP([.AE3])" office:value-type="float" office:value="6115" calcext:value-type="float">
            <text:p>6115</text:p>
          </table:table-cell>
          <table:table-cell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+([.J4]*[.AI4])" office:value-type="float" office:value="0" calcext:value-type="float">
            <text:p>0</text:p>
          </table:table-cell>
          <table:table-cell table:formula="of:=[.J6]+([.J4]*[.AJ4])+([.J5]*[.AJ5])" office:value-type="float" office:value="0" calcext:value-type="float">
            <text:p>0</text:p>
          </table:table-cell>
          <table:table-cell table:formula="of:=[.J7]+([.J4]*[.AK4])+([.J5]*[.AK5])+([.J6]*[.AK6])" office:value-type="float" office:value="0" calcext:value-type="float">
            <text:p>0</text:p>
          </table:table-cell>
          <table:table-cell table:formula="of:=[.J8]+([.J4]*[.AL4])+([.J5]*[.AL5])+([.J6]*[.AL6])+([.J7]*[.AL7])" office:value-type="float" office:value="0" calcext:value-type="float">
            <text:p>0</text:p>
          </table:table-cell>
          <table:table-cell table:formula="of:=[.J9]+([.J4]*[.AM4])+([.J5]*[.AM5])+([.J6]*[.AM6])+([.J7]*[.AM7])+([.J8]*[.AM8])" office:value-type="float" office:value="0" calcext:value-type="float">
            <text:p>0</text:p>
          </table:table-cell>
          <table:table-cell table:formula="of:=[.J10]+([.J4]*[.AN4])+([.J5]*[.AN5])+([.J6]*[.AN6])+([.J7]*[.AN7])+([.J8]*[.AN8])+([.J9]*[.AN9])" office:value-type="float" office:value="0.25" calcext:value-type="float">
            <text:p>0,25</text:p>
          </table:table-cell>
          <table:table-cell table:formula="of:=[.J11]+([.J4]*[.AO4])+([.J5]*[.AO5])+([.J6]*[.AO6])+([.J7]*[.AO7])+([.J8]*[.AO8])+([.J9]*[.AO9])+([.J10]*[.AO10])" office:value-type="float" office:value="0.5" calcext:value-type="float">
            <text:p>0,5</text:p>
          </table:table-cell>
          <table:table-cell table:formula="of:=[.J12]+([.J4]*[.AP4])+([.J5]*[.AP5])+([.J6]*[.AP6])+([.J7]*[.AP7])+([.J8]*[.AP8])+([.J9]*[.AP9])+([.J10]*[.AP10])+([.J11]*[.AP11])" office:value-type="float" office:value="0" calcext:value-type="float">
            <text:p>0</text:p>
          </table:table-cell>
          <table:table-cell table:formula="of:=[.J13]+([.J4]*[.AQ4])+([.J5]*[.AQ5])+([.J6]*[.AQ6])+([.J7]*[.AQ7])+([.J8]*[.AQ8])+([.J9]*[.AQ9])+([.J10]*[.AQ10])+([.J11]*[.AQ11])+([.J12]*[.AQ12])" office:value-type="float" office:value="0" calcext:value-type="float">
            <text:p>0</text:p>
          </table:table-cell>
          <table:table-cell table:formula="of:=[.J14]+([.J4]*[.AR4])+([.J5]*[.AR5])+([.J6]*[.AR6])+([.J7]*[.AR7])+([.J8]*[.AR8])+([.J9]*[.AR9])+([.J10]*[.AR10])+([.J11]*[.AR11])+([.J12]*[.AR12])+([.J13]*[.AR13])" office:value-type="float" office:value="0" calcext:value-type="float">
            <text:p>0</text:p>
          </table:table-cell>
          <table:table-cell table:formula="of:=[.J15]+([.J4]*[.AS4])+([.J5]*[.AS5])+([.J6]*[.AS6])+([.J7]*[.AS7])+([.J8]*[.AS8])+([.J9]*[.AS9])+([.J10]*[.AS10])+([.J11]*[.AS11])+([.J12]*[.AS12])+([.J13]*[.AS13])+([.J14]*[.AS14])" office:value-type="float" office:value="0.125" calcext:value-type="float">
            <text:p>0,125</text:p>
          </table:table-cell>
          <table:table-cell table:formula="of:=[.J16]+([.J4]*[.AT4])+([.J5]*[.AT5])+([.J6]*[.AT6])+([.J7]*[.AT7])+([.J8]*[.AT8])+([.J9]*[.AT9])+([.J10]*[.AT10])+([.J11]*[.AT11])+([.J12]*[.AT12])+([.J13]*[.AT13])+([.J14]*[.AT14])+([.J15]*[.AT15])" office:value-type="float" office:value="0" calcext:value-type="float">
            <text:p>0</text:p>
          </table:table-cell>
          <table:table-cell table:formula="of:=[.J17]+([.J4]*[.AU4])+([.J5]*[.AU5])+([.J6]*[.AU6])+([.J7]*[.AU7])+([.J8]*[.AU8])+([.J9]*[.AU9])+([.J10]*[.AU10])+([.J11]*[.AU11])+([.J12]*[.AU12])+([.J13]*[.AU13])+([.J14]*[.AU14])+([.J15]*[.AU15])+([.J16]*[.AU16])" office:value-type="float" office:value="0" calcext:value-type="float">
            <text:p>0</text:p>
          </table:table-cell>
          <table:table-cell table:formula="of:=[.J18]+([.J4]*[.AV4])+([.J5]*[.AV5])+([.J6]*[.AV6])+([.J7]*[.AV7])+([.J8]*[.AV8])+([.J9]*[.AV9])+([.J10]*[.AV10])+([.J11]*[.AV11])+([.J12]*[.AV12])+([.J13]*[.AV13])+([.J14]*[.AV14])+([.J15]*[.AV15])+([.J16]*[.AV16])+([.J17]*[.AV17])" office:value-type="float" office:value="0.5" calcext:value-type="float">
            <text:p>0,5</text:p>
          </table:table-cell>
          <table:table-cell table:formula="of:=[.J19]+([.J4]*[.AW4])+([.J5]*[.AW5])+([.J6]*[.AW6])+([.J7]*[.AW7])+([.J8]*[.AW8])+([.J9]*[.AW9])+([.J10]*[.AW10])+([.J11]*[.AW11])+([.J12]*[.AW12])+([.J13]*[.AW13])+([.J14]*[.AW14])+([.J15]*[.AW15])+([.J16]*[.AW16])+([.J17]*[.AW17])+([.J18]*[.AW18])" office:value-type="float" office:value="0.25" calcext:value-type="float">
            <text:p>0,25</text:p>
          </table:table-cell>
          <table:table-cell table:formula="of:=[.J20]+([.J4]*[.AX4])+([.J5]*[.AX5])+([.J6]*[.AX6])+([.J7]*[.AX7])+([.J8]*[.AX8])+([.J9]*[.AX9])+([.J10]*[.AX10])+([.J11]*[.AX11])+([.J12]*[.AX12])+([.J13]*[.AX13])+([.J14]*[.AX14])+([.J15]*[.AX15])+([.J16]*[.AX16])+([.J17]*[.AX17])+([.J18]*[.AX18])+([.J19]*[.AX19])" office:value-type="float" office:value="0.375" calcext:value-type="float">
            <text:p>0,375</text:p>
          </table:table-cell>
          <table:table-cell table:formula="of:=[.J21]+([.J4]*[.AY4])+([.J5]*[.AY5])+([.J6]*[.AY6])+([.J7]*[.AY7])+([.J8]*[.AY8])+([.J9]*[.AY9])+([.J10]*[.AY10])+([.J11]*[.AY11])+([.J12]*[.AY12])+([.J13]*[.AY13])+([.J14]*[.AY14])+([.J15]*[.AY15])+([.J16]*[.AY16])+([.J17]*[.AY17])+([.J18]*[.AY18])+([.J19]*[.AY19])+([.J20]*[.AY20])" office:value-type="float" office:value="0" calcext:value-type="float">
            <text:p>0</text:p>
          </table:table-cell>
          <table:table-cell table:formula="of:=[.J22]+([.J4]*[.AZ4])+([.J5]*[.AZ5])+([.J6]*[.AZ6])+([.J7]*[.AZ7])+([.J8]*[.AZ8])+([.J9]*[.AZ9])+([.J10]*[.AZ10])+([.J11]*[.AZ11])+([.J12]*[.AZ12])+([.J13]*[.AZ13])+([.J14]*[.AZ14])+([.J15]*[.AZ15])+([.J16]*[.AZ16])+([.J17]*[.AZ17])+([.J18]*[.AZ18])+([.J19]*[.AZ19])+([.J20]*[.AZ20])+([.J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erty tax</text:p>
          </table:table-cell>
          <table:table-cell office:value-type="string" calcext:value-type="string">
            <text:p>[$/day]</text:p>
          </table:table-cell>
          <table:table-cell table:formula="of:=280/7" office:value-type="float" office:value="40" calcext:value-type="float">
            <text:p>40</text:p>
          </table:table-cell>
          <table:table-cell/>
          <table:table-cell office:value-type="string" calcext:value-type="string">
            <text:p>BRI</text:p>
          </table:table-cell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<text:s/>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2" table:number-columns-repeated="8"/>
          <table:table-cell table:number-columns-repeated="11"/>
          <table:table-cell table:formula="of:=ROUNDUP([.$C$12]*[.G4]/[.$C$2]*[$Input.$B$3]*[$Input.B8]/100)" office:value-type="float" office:value="5558" calcext:value-type="float">
            <text:p>5558</text:p>
          </table:table-cell>
          <table:table-cell office:value-type="float" office:value="0" calcext:value-type="float">
            <text:p>0</text:p>
          </table:table-cell>
          <table:table-cell table:formula="of:=[.AD4]+ROUNDUP([.AE4])" office:value-type="float" office:value="5558" calcext:value-type="float">
            <text:p>55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+([.K5]*[.AJ5])" office:value-type="float" office:value="0" calcext:value-type="float">
            <text:p>0</text:p>
          </table:table-cell>
          <table:table-cell table:formula="of:=[.K7]+([.K5]*[.AK5])+([.K6]*[.AK6])" office:value-type="float" office:value="0" calcext:value-type="float">
            <text:p>0</text:p>
          </table:table-cell>
          <table:table-cell table:formula="of:=[.K8]+([.K5]*[.AL5])+([.K6]*[.AL6])+([.K7]*[.AL7])" office:value-type="float" office:value="0" calcext:value-type="float">
            <text:p>0</text:p>
          </table:table-cell>
          <table:table-cell table:formula="of:=[.K9]+([.K5]*[.AM5])+([.K6]*[.AM6])+([.K7]*[.AM7])+([.K8]*[.AM8])" office:value-type="float" office:value="0" calcext:value-type="float">
            <text:p>0</text:p>
          </table:table-cell>
          <table:table-cell table:formula="of:=[.K10]+([.K5]*[.AN5])+([.K6]*[.AN6])+([.K7]*[.AN7])+([.K8]*[.AN8])+([.K9]*[.AN9])" office:value-type="float" office:value="0" calcext:value-type="float">
            <text:p>0</text:p>
          </table:table-cell>
          <table:table-cell table:formula="of:=[.K11]+([.K5]*[.AO5])+([.K6]*[.AO6])+([.K7]*[.AO7])+([.K8]*[.AO8])+([.K9]*[.AO9])+([.K10]*[.AO10])" office:value-type="float" office:value="0" calcext:value-type="float">
            <text:p>0</text:p>
          </table:table-cell>
          <table:table-cell table:formula="of:=[.K12]+([.K5]*[.AP5])+([.K6]*[.AP6])+([.K7]*[.AP7])+([.K8]*[.AP8])+([.K9]*[.AP9])+([.K10]*[.AP10])+([.K11]*[.AP11])" office:value-type="float" office:value="0" calcext:value-type="float">
            <text:p>0</text:p>
          </table:table-cell>
          <table:table-cell table:formula="of:=[.K13]+([.K5]*[.AQ5])+([.K6]*[.AQ6])+([.K7]*[.AQ7])+([.K8]*[.AQ8])+([.K9]*[.AQ9])+([.K10]*[.AQ10])+([.K11]*[.AQ11])+([.K12]*[.AQ12])" office:value-type="float" office:value="0" calcext:value-type="float">
            <text:p>0</text:p>
          </table:table-cell>
          <table:table-cell table:formula="of:=[.K14]+([.K5]*[.AR5])+([.K6]*[.AR6])+([.K7]*[.AR7])+([.K8]*[.AR8])+([.K9]*[.AR9])+([.K10]*[.AR10])+([.K11]*[.AR11])+([.K12]*[.AR12])+([.K13]*[.AR13])" office:value-type="float" office:value="0" calcext:value-type="float">
            <text:p>0</text:p>
          </table:table-cell>
          <table:table-cell table:formula="of:=[.K15]+([.K5]*[.AS5])+([.K6]*[.AS6])+([.K7]*[.AS7])+([.K8]*[.AS8])+([.K9]*[.AS9])+([.K10]*[.AS10])+([.K11]*[.AS11])+([.K12]*[.AS12])+([.K13]*[.AS13])+([.K14]*[.AS14])" office:value-type="float" office:value="0" calcext:value-type="float">
            <text:p>0</text:p>
          </table:table-cell>
          <table:table-cell table:formula="of:=[.K16]+([.K5]*[.AT5])+([.K6]*[.AT6])+([.K7]*[.AT7])+([.K8]*[.AT8])+([.K9]*[.AT9])+([.K10]*[.AT10])+([.K11]*[.AT11])+([.K12]*[.AT12])+([.K13]*[.AT13])+([.K14]*[.AT14])+([.K15]*[.AT15])" office:value-type="float" office:value="0" calcext:value-type="float">
            <text:p>0</text:p>
          </table:table-cell>
          <table:table-cell table:formula="of:=[.K17]+([.K5]*[.AU5])+([.K6]*[.AU6])+([.K7]*[.AU7])+([.K8]*[.AU8])+([.K9]*[.AU9])+([.K10]*[.AU10])+([.K11]*[.AU11])+([.K12]*[.AU12])+([.K13]*[.AU13])+([.K14]*[.AU14])+([.K15]*[.AU15])+([.K16]*[.AU16])" office:value-type="float" office:value="0" calcext:value-type="float">
            <text:p>0</text:p>
          </table:table-cell>
          <table:table-cell table:formula="of:=[.K18]+([.K5]*[.AV5])+([.K6]*[.AV6])+([.K7]*[.AV7])+([.K8]*[.AV8])+([.K9]*[.AV9])+([.K10]*[.AV10])+([.K11]*[.AV11])+([.K12]*[.AV12])+([.K13]*[.AV13])+([.K14]*[.AV14])+([.K15]*[.AV15])+([.K16]*[.AV16])+([.K17]*[.AV17])" office:value-type="float" office:value="0" calcext:value-type="float">
            <text:p>0</text:p>
          </table:table-cell>
          <table:table-cell table:formula="of:=[.K19]+([.K5]*[.AW5])+([.K6]*[.AW6])+([.K7]*[.AW7])+([.K8]*[.AW8])+([.K9]*[.AW9])+([.K10]*[.AW10])+([.K11]*[.AW11])+([.K12]*[.AW12])+([.K13]*[.AW13])+([.K14]*[.AW14])+([.K15]*[.AW15])+([.K16]*[.AW16])+([.K17]*[.AW17])+([.K18]*[.AW18])" office:value-type="float" office:value="0" calcext:value-type="float">
            <text:p>0</text:p>
          </table:table-cell>
          <table:table-cell table:formula="of:=[.K20]+([.K5]*[.AX5])+([.K6]*[.AX6])+([.K7]*[.AX7])+([.K8]*[.AX8])+([.K9]*[.AX9])+([.K10]*[.AX10])+([.K11]*[.AX11])+([.K12]*[.AX12])+([.K13]*[.AX13])+([.K14]*[.AX14])+([.K15]*[.AX15])+([.K16]*[.AX16])+([.K17]*[.AX17])+([.K18]*[.AX18])+([.K19]*[.AX19])" office:value-type="float" office:value="0" calcext:value-type="float">
            <text:p>0</text:p>
          </table:table-cell>
          <table:table-cell table:formula="of:=[.K21]+([.K5]*[.AY5])+([.K6]*[.AY6])+([.K7]*[.AY7])+([.K8]*[.AY8])+([.K9]*[.AY9])+([.K10]*[.AY10])+([.K11]*[.AY11])+([.K12]*[.AY12])+([.K13]*[.AY13])+([.K14]*[.AY14])+([.K15]*[.AY15])+([.K16]*[.AY16])+([.K17]*[.AY17])+([.K18]*[.AY18])+([.K19]*[.AY19])+([.K20]*[.AY20])" office:value-type="float" office:value="0" calcext:value-type="float">
            <text:p>0</text:p>
          </table:table-cell>
          <table:table-cell table:formula="of:=[.K22]+([.K5]*[.AZ5])+([.K6]*[.AZ6])+([.K7]*[.AZ7])+([.K8]*[.AZ8])+([.K9]*[.AZ9])+([.K10]*[.AZ10])+([.K11]*[.AZ11])+([.K12]*[.AZ12])+([.K13]*[.AZ13])+([.K14]*[.AZ14])+([.K15]*[.AZ15])+([.K16]*[.AZ16])+([.K17]*[.AZ17])+([.K18]*[.AZ18])+([.K19]*[.AZ19])+([.K20]*[.AZ20])+([.K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er per workshop</text:p>
          </table:table-cell>
          <table:table-cell office:value-type="string" calcext:value-type="string">
            <text:p>[1/workshop]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RA</text:p>
          </table:table-cell>
          <table:table-cell office:value-type="float" office:value="6" calcext:value-type="float">
            <text:p>6</text:p>
          </table:table-cell>
          <table:table-cell office:value-type="float" office:value="5.25" calcext:value-type="float">
            <text:p>5,25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22" table:number-columns-repeated="7"/>
          <table:table-cell table:number-columns-repeated="11"/>
          <table:table-cell table:formula="of:=ROUNDUP([.$C$12]*[.G5]/[.$C$2]*[$Input.$B$3]*[$Input.B9]/100)" office:value-type="float" office:value="5836" calcext:value-type="float">
            <text:p>5836</text:p>
          </table:table-cell>
          <table:table-cell office:value-type="float" office:value="833.75" calcext:value-type="float">
            <text:p>833,75</text:p>
          </table:table-cell>
          <table:table-cell table:formula="of:=[.AD5]+ROUNDUP([.AE5])" office:value-type="float" office:value="6670" calcext:value-type="float">
            <text:p>66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L6]" office:value-type="float" office:value="0" calcext:value-type="float">
            <text:p>0</text:p>
          </table:table-cell>
          <table:table-cell table:formula="of:=[.L7]+([.L6]*[.AK6])" office:value-type="float" office:value="0" calcext:value-type="float">
            <text:p>0</text:p>
          </table:table-cell>
          <table:table-cell table:formula="of:=[.L8]+([.L6]*[.AL6])+([.L7]*[.AL7])" office:value-type="float" office:value="0" calcext:value-type="float">
            <text:p>0</text:p>
          </table:table-cell>
          <table:table-cell table:formula="of:=[.L9]+([.L6]*[.AM6])+([.L7]*[.AM7])+([.L8]*[.AM8])" office:value-type="float" office:value="0" calcext:value-type="float">
            <text:p>0</text:p>
          </table:table-cell>
          <table:table-cell table:formula="of:=[.L10]+([.L6]*[.AN6])+([.L7]*[.AN7])+([.L8]*[.AN8])+([.L9]*[.AN9])" office:value-type="float" office:value="0" calcext:value-type="float">
            <text:p>0</text:p>
          </table:table-cell>
          <table:table-cell table:formula="of:=[.L11]+([.L6]*[.AO6])+([.L7]*[.AO7])+([.L8]*[.AO8])+([.L9]*[.AO9])+([.L10]*[.AO10])" office:value-type="float" office:value="0" calcext:value-type="float">
            <text:p>0</text:p>
          </table:table-cell>
          <table:table-cell table:formula="of:=[.L12]+([.L6]*[.AP6])+([.L7]*[.AP7])+([.L8]*[.AP8])+([.L9]*[.AP9])+([.L10]*[.AP10])+([.L11]*[.AP11])" office:value-type="float" office:value="0" calcext:value-type="float">
            <text:p>0</text:p>
          </table:table-cell>
          <table:table-cell table:formula="of:=[.L13]+([.L6]*[.AQ6])+([.L7]*[.AQ7])+([.L8]*[.AQ8])+([.L9]*[.AQ9])+([.L10]*[.AQ10])+([.L11]*[.AQ11])+([.L12]*[.AQ12])" office:value-type="float" office:value="0" calcext:value-type="float">
            <text:p>0</text:p>
          </table:table-cell>
          <table:table-cell table:formula="of:=[.L14]+([.L6]*[.AR6])+([.L7]*[.AR7])+([.L8]*[.AR8])+([.L9]*[.AR9])+([.L10]*[.AR10])+([.L11]*[.AR11])+([.L12]*[.AR12])+([.L13]*[.AR13])" office:value-type="float" office:value="0.25" calcext:value-type="float">
            <text:p>0,25</text:p>
          </table:table-cell>
          <table:table-cell table:formula="of:=[.L15]+([.L6]*[.AS6])+([.L7]*[.AS7])+([.L8]*[.AS8])+([.L9]*[.AS9])+([.L10]*[.AS10])+([.L11]*[.AS11])+([.L12]*[.AS12])+([.L13]*[.AS13])+([.L14]*[.AS14])" office:value-type="float" office:value="0" calcext:value-type="float">
            <text:p>0</text:p>
          </table:table-cell>
          <table:table-cell table:formula="of:=[.L16]+([.L6]*[.AT6])+([.L7]*[.AT7])+([.L8]*[.AT8])+([.L9]*[.AT9])+([.L10]*[.AT10])+([.L11]*[.AT11])+([.L12]*[.AT12])+([.L13]*[.AT13])+([.L14]*[.AT14])+([.L15]*[.AT15])" office:value-type="float" office:value="0" calcext:value-type="float">
            <text:p>0</text:p>
          </table:table-cell>
          <table:table-cell table:formula="of:=[.L17]+([.L6]*[.AU6])+([.L7]*[.AU7])+([.L8]*[.AU8])+([.L9]*[.AU9])+([.L10]*[.AU10])+([.L11]*[.AU11])+([.L12]*[.AU12])+([.L13]*[.AU13])+([.L14]*[.AU14])+([.L15]*[.AU15])+([.L16]*[.AU16])" office:value-type="float" office:value="0" calcext:value-type="float">
            <text:p>0</text:p>
          </table:table-cell>
          <table:table-cell table:formula="of:=[.L18]+([.L6]*[.AV6])+([.L7]*[.AV7])+([.L8]*[.AV8])+([.L9]*[.AV9])+([.L10]*[.AV10])+([.L11]*[.AV11])+([.L12]*[.AV12])+([.L13]*[.AV13])+([.L14]*[.AV14])+([.L15]*[.AV15])+([.L16]*[.AV16])+([.L17]*[.AV17])" office:value-type="float" office:value="0" calcext:value-type="float">
            <text:p>0</text:p>
          </table:table-cell>
          <table:table-cell table:formula="of:=[.L19]+([.L6]*[.AW6])+([.L7]*[.AW7])+([.L8]*[.AW8])+([.L9]*[.AW9])+([.L10]*[.AW10])+([.L11]*[.AW11])+([.L12]*[.AW12])+([.L13]*[.AW13])+([.L14]*[.AW14])+([.L15]*[.AW15])+([.L16]*[.AW16])+([.L17]*[.AW17])+([.L18]*[.AW18])" office:value-type="float" office:value="0" calcext:value-type="float">
            <text:p>0</text:p>
          </table:table-cell>
          <table:table-cell table:formula="of:=[.L20]+([.L6]*[.AX6])+([.L7]*[.AX7])+([.L8]*[.AX8])+([.L9]*[.AX9])+([.L10]*[.AX10])+([.L11]*[.AX11])+([.L12]*[.AX12])+([.L13]*[.AX13])+([.L14]*[.AX14])+([.L15]*[.AX15])+([.L16]*[.AX16])+([.L17]*[.AX17])+([.L18]*[.AX18])+([.L19]*[.AX19])" office:value-type="float" office:value="0" calcext:value-type="float">
            <text:p>0</text:p>
          </table:table-cell>
          <table:table-cell table:formula="of:=[.L21]+([.L6]*[.AY6])+([.L7]*[.AY7])+([.L8]*[.AY8])+([.L9]*[.AY9])+([.L10]*[.AY10])+([.L11]*[.AY11])+([.L12]*[.AY12])+([.L13]*[.AY13])+([.L14]*[.AY14])+([.L15]*[.AY15])+([.L16]*[.AY16])+([.L17]*[.AY17])+([.L18]*[.AY18])+([.L19]*[.AY19])+([.L20]*[.AY20])" office:value-type="float" office:value="0" calcext:value-type="float">
            <text:p>0</text:p>
          </table:table-cell>
          <table:table-cell table:formula="of:=[.L22]+([.L6]*[.AZ6])+([.L7]*[.AZ7])+([.L8]*[.AZ8])+([.L9]*[.AZ9])+([.L10]*[.AZ10])+([.L11]*[.AZ11])+([.L12]*[.AZ12])+([.L13]*[.AZ13])+([.L14]*[.AZ14])+([.L15]*[.AZ15])+([.L16]*[.AZ16])+([.L17]*[.AZ17])+([.L18]*[.AZ18])+([.L19]*[.AZ19])+([.L20]*[.AZ20])+([.L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 per worker</text:p>
          </table:table-cell>
          <table:table-cell office:value-type="string" calcext:value-type="string">
            <text:p>[1/1]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M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11"/>
          <table:table-cell table:formula="of:=ROUNDUP([.$C$12]*[.G6]/[.$C$2]*[$Input.$B$3]*[$Input.B10]/100)" office:value-type="float" office:value="2779" calcext:value-type="float">
            <text:p>2779</text:p>
          </table:table-cell>
          <table:table-cell office:value-type="float" office:value="3891" calcext:value-type="float">
            <text:p>3891</text:p>
          </table:table-cell>
          <table:table-cell table:formula="of:=[.AD6]+ROUNDUP([.AE6])" office:value-type="float" office:value="6670" calcext:value-type="float">
            <text:p>667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M7]" office:value-type="float" office:value="0" calcext:value-type="float">
            <text:p>0</text:p>
          </table:table-cell>
          <table:table-cell table:formula="of:=[.M8]+([.M7]*[.AL7])" office:value-type="float" office:value="0" calcext:value-type="float">
            <text:p>0</text:p>
          </table:table-cell>
          <table:table-cell table:formula="of:=[.M9]+([.M7]*[.AM7])+([.M8]*[.AM8])" office:value-type="float" office:value="0" calcext:value-type="float">
            <text:p>0</text:p>
          </table:table-cell>
          <table:table-cell table:formula="of:=[.M10]+([.M7]*[.AN7])+([.M8]*[.AN8])+([.M9]*[.AN9])" office:value-type="float" office:value="0" calcext:value-type="float">
            <text:p>0</text:p>
          </table:table-cell>
          <table:table-cell table:formula="of:=[.M11]+([.M7]*[.AO7])+([.M8]*[.AO8])+([.M9]*[.AO9])+([.M10]*[.AO10])" office:value-type="float" office:value="0" calcext:value-type="float">
            <text:p>0</text:p>
          </table:table-cell>
          <table:table-cell table:formula="of:=[.M12]+([.M7]*[.AP7])+([.M8]*[.AP8])+([.M9]*[.AP9])+([.M10]*[.AP10])+([.M11]*[.AP11])" office:value-type="float" office:value="0" calcext:value-type="float">
            <text:p>0</text:p>
          </table:table-cell>
          <table:table-cell table:formula="of:=[.M13]+([.M7]*[.AQ7])+([.M8]*[.AQ8])+([.M9]*[.AQ9])+([.M10]*[.AQ10])+([.M11]*[.AQ11])+([.M12]*[.AQ12])" office:value-type="float" office:value="0" calcext:value-type="float">
            <text:p>0</text:p>
          </table:table-cell>
          <table:table-cell table:formula="of:=[.M14]+([.M7]*[.AR7])+([.M8]*[.AR8])+([.M9]*[.AR9])+([.M10]*[.AR10])+([.M11]*[.AR11])+([.M12]*[.AR12])+([.M13]*[.AR13])" office:value-type="float" office:value="0" calcext:value-type="float">
            <text:p>0</text:p>
          </table:table-cell>
          <table:table-cell table:formula="of:=[.M15]+([.M7]*[.AS7])+([.M8]*[.AS8])+([.M9]*[.AS9])+([.M10]*[.AS10])+([.M11]*[.AS11])+([.M12]*[.AS12])+([.M13]*[.AS13])+([.M14]*[.AS14])" office:value-type="float" office:value="1" calcext:value-type="float">
            <text:p>1</text:p>
          </table:table-cell>
          <table:table-cell table:formula="of:=[.M16]+([.M7]*[.AT7])+([.M8]*[.AT8])+([.M9]*[.AT9])+([.M10]*[.AT10])+([.M11]*[.AT11])+([.M12]*[.AT12])+([.M13]*[.AT13])+([.M14]*[.AT14])+([.M15]*[.AT15])" office:value-type="float" office:value="0" calcext:value-type="float">
            <text:p>0</text:p>
          </table:table-cell>
          <table:table-cell table:formula="of:=[.M17]+([.M7]*[.AU7])+([.M8]*[.AU8])+([.M9]*[.AU9])+([.M10]*[.AU10])+([.M11]*[.AU11])+([.M12]*[.AU12])+([.M13]*[.AU13])+([.M14]*[.AU14])+([.M15]*[.AU15])+([.M16]*[.AU16])" office:value-type="float" office:value="0" calcext:value-type="float">
            <text:p>0</text:p>
          </table:table-cell>
          <table:table-cell table:formula="of:=[.M18]+([.M7]*[.AV7])+([.M8]*[.AV8])+([.M9]*[.AV9])+([.M10]*[.AV10])+([.M11]*[.AV11])+([.M12]*[.AV12])+([.M13]*[.AV13])+([.M14]*[.AV14])+([.M15]*[.AV15])+([.M16]*[.AV16])+([.M17]*[.AV17])" office:value-type="float" office:value="0" calcext:value-type="float">
            <text:p>0</text:p>
          </table:table-cell>
          <table:table-cell table:formula="of:=[.M19]+([.M7]*[.AW7])+([.M8]*[.AW8])+([.M9]*[.AW9])+([.M10]*[.AW10])+([.M11]*[.AW11])+([.M12]*[.AW12])+([.M13]*[.AW13])+([.M14]*[.AW14])+([.M15]*[.AW15])+([.M16]*[.AW16])+([.M17]*[.AW17])+([.M18]*[.AW18])" office:value-type="float" office:value="0.5" calcext:value-type="float">
            <text:p>0,5</text:p>
          </table:table-cell>
          <table:table-cell table:formula="of:=[.M20]+([.M7]*[.AX7])+([.M8]*[.AX8])+([.M9]*[.AX9])+([.M10]*[.AX10])+([.M11]*[.AX11])+([.M12]*[.AX12])+([.M13]*[.AX13])+([.M14]*[.AX14])+([.M15]*[.AX15])+([.M16]*[.AX16])+([.M17]*[.AX17])+([.M18]*[.AX18])+([.M19]*[.AX19])" office:value-type="float" office:value="0" calcext:value-type="float">
            <text:p>0</text:p>
          </table:table-cell>
          <table:table-cell table:formula="of:=[.M21]+([.M7]*[.AY7])+([.M8]*[.AY8])+([.M9]*[.AY9])+([.M10]*[.AY10])+([.M11]*[.AY11])+([.M12]*[.AY12])+([.M13]*[.AY13])+([.M14]*[.AY14])+([.M15]*[.AY15])+([.M16]*[.AY16])+([.M17]*[.AY17])+([.M18]*[.AY18])+([.M19]*[.AY19])+([.M20]*[.AY20])" office:value-type="float" office:value="0" calcext:value-type="float">
            <text:p>0</text:p>
          </table:table-cell>
          <table:table-cell table:formula="of:=[.M22]+([.M7]*[.AZ7])+([.M8]*[.AZ8])+([.M9]*[.AZ9])+([.M10]*[.AZ10])+([.M11]*[.AZ11])+([.M12]*[.AZ12])+([.M13]*[.AZ13])+([.M14]*[.AZ14])+([.M15]*[.AZ15])+([.M16]*[.AZ16])+([.M17]*[.AZ17])+([.M18]*[.AZ18])+([.M19]*[.AZ19])+([.M20]*[.AZ20])+([.M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ge of worker</text:p>
          </table:table-cell>
          <table:table-cell office:value-type="string" calcext:value-type="string">
            <text:p>[$/day]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O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22" table:number-columns-repeated="5"/>
          <table:table-cell table:number-columns-repeated="11"/>
          <table:table-cell table:formula="of:=ROUNDUP([.$C$12]*[.G7]/[.$C$2]*[$Input.$B$3]*[$Input.B11]/100)" office:value-type="float" office:value="2224" calcext:value-type="float">
            <text:p>2224</text:p>
          </table:table-cell>
          <table:table-cell office:value-type="float" office:value="2224" calcext:value-type="float">
            <text:p>2224</text:p>
          </table:table-cell>
          <table:table-cell table:formula="of:=[.AD7]+ROUNDUP([.AE7])" office:value-type="float" office:value="4448" calcext:value-type="float">
            <text:p>444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N8]" office:value-type="float" office:value="0" calcext:value-type="float">
            <text:p>0</text:p>
          </table:table-cell>
          <table:table-cell table:formula="of:=[.N9]+([.N8]*[.AM8])" office:value-type="float" office:value="0" calcext:value-type="float">
            <text:p>0</text:p>
          </table:table-cell>
          <table:table-cell table:formula="of:=[.N10]+([.N8]*[.AN8])+([.N9]*[.AN9])" office:value-type="float" office:value="0" calcext:value-type="float">
            <text:p>0</text:p>
          </table:table-cell>
          <table:table-cell table:formula="of:=[.N11]+([.N8]*[.AO8])+([.N9]*[.AO9])+([.N10]*[.AO10])" office:value-type="float" office:value="0" calcext:value-type="float">
            <text:p>0</text:p>
          </table:table-cell>
          <table:table-cell table:formula="of:=[.N12]+([.N8]*[.AP8])+([.N9]*[.AP9])+([.N10]*[.AP10])+([.N11]*[.AP11])" office:value-type="float" office:value="0" calcext:value-type="float">
            <text:p>0</text:p>
          </table:table-cell>
          <table:table-cell table:formula="of:=[.N13]+([.N8]*[.AQ8])+([.N9]*[.AQ9])+([.N10]*[.AQ10])+([.N11]*[.AQ11])+([.N12]*[.AQ12])" office:value-type="float" office:value="1" calcext:value-type="float">
            <text:p>1</text:p>
          </table:table-cell>
          <table:table-cell table:formula="of:=[.N14]+([.N8]*[.AR8])+([.N9]*[.AR9])+([.N10]*[.AR10])+([.N11]*[.AR11])+([.N12]*[.AR12])+([.N13]*[.AR13])" office:value-type="float" office:value="0" calcext:value-type="float">
            <text:p>0</text:p>
          </table:table-cell>
          <table:table-cell table:formula="of:=[.N15]+([.N8]*[.AS8])+([.N9]*[.AS9])+([.N10]*[.AS10])+([.N11]*[.AS11])+([.N12]*[.AS12])+([.N13]*[.AS13])+([.N14]*[.AS14])" office:value-type="float" office:value="0" calcext:value-type="float">
            <text:p>0</text:p>
          </table:table-cell>
          <table:table-cell table:formula="of:=[.N16]+([.N8]*[.AT8])+([.N9]*[.AT9])+([.N10]*[.AT10])+([.N11]*[.AT11])+([.N12]*[.AT12])+([.N13]*[.AT13])+([.N14]*[.AT14])+([.N15]*[.AT15])" office:value-type="float" office:value="1" calcext:value-type="float">
            <text:p>1</text:p>
          </table:table-cell>
          <table:table-cell table:formula="of:=[.N17]+([.N8]*[.AU8])+([.N9]*[.AU9])+([.N10]*[.AU10])+([.N11]*[.AU11])+([.N12]*[.AU12])+([.N13]*[.AU13])+([.N14]*[.AU14])+([.N15]*[.AU15])+([.N16]*[.AU16])" office:value-type="float" office:value="0" calcext:value-type="float">
            <text:p>0</text:p>
          </table:table-cell>
          <table:table-cell table:formula="of:=[.N18]+([.N8]*[.AV8])+([.N9]*[.AV9])+([.N10]*[.AV10])+([.N11]*[.AV11])+([.N12]*[.AV12])+([.N13]*[.AV13])+([.N14]*[.AV14])+([.N15]*[.AV15])+([.N16]*[.AV16])+([.N17]*[.AV17])" office:value-type="float" office:value="0" calcext:value-type="float">
            <text:p>0</text:p>
          </table:table-cell>
          <table:table-cell table:formula="of:=[.N19]+([.N8]*[.AW8])+([.N9]*[.AW9])+([.N10]*[.AW10])+([.N11]*[.AW11])+([.N12]*[.AW12])+([.N13]*[.AW13])+([.N14]*[.AW14])+([.N15]*[.AW15])+([.N16]*[.AW16])+([.N17]*[.AW17])+([.N18]*[.AW18])" office:value-type="float" office:value="0" calcext:value-type="float">
            <text:p>0</text:p>
          </table:table-cell>
          <table:table-cell table:formula="of:=[.N20]+([.N8]*[.AX8])+([.N9]*[.AX9])+([.N10]*[.AX10])+([.N11]*[.AX11])+([.N12]*[.AX12])+([.N13]*[.AX13])+([.N14]*[.AX14])+([.N15]*[.AX15])+([.N16]*[.AX16])+([.N17]*[.AX17])+([.N18]*[.AX18])+([.N19]*[.AX19])" office:value-type="float" office:value="0" calcext:value-type="float">
            <text:p>0</text:p>
          </table:table-cell>
          <table:table-cell table:formula="of:=[.N21]+([.N8]*[.AY8])+([.N9]*[.AY9])+([.N10]*[.AY10])+([.N11]*[.AY11])+([.N12]*[.AY12])+([.N13]*[.AY13])+([.N14]*[.AY14])+([.N15]*[.AY15])+([.N16]*[.AY16])+([.N17]*[.AY17])+([.N18]*[.AY18])+([.N19]*[.AY19])+([.N20]*[.AY20])" office:value-type="float" office:value="0" calcext:value-type="float">
            <text:p>0</text:p>
          </table:table-cell>
          <table:table-cell table:formula="of:=[.N22]+([.N8]*[.AZ8])+([.N9]*[.AZ9])+([.N10]*[.AZ10])+([.N11]*[.AZ11])+([.N12]*[.AZ12])+([.N13]*[.AZ13])+([.N14]*[.AZ14])+([.N15]*[.AZ15])+([.N16]*[.AZ16])+([.N17]*[.AZ17])+([.N18]*[.AZ18])+([.N19]*[.AZ19])+([.N20]*[.AZ20])+([.N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 per house</text:p>
          </table:table-cell>
          <table:table-cell office:value-type="string" calcext:value-type="string">
            <text:p>[1/1]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style-name="ce22" table:number-columns-repeated="4"/>
          <table:table-cell table:number-columns-repeated="11"/>
          <table:table-cell table:formula="of:=ROUNDUP([.$C$12]*[.G8]/[.$C$2]*[$Input.$B$3]*[$Input.B12]/100)" office:value-type="float" office:value="2224" calcext:value-type="float">
            <text:p>2224</text:p>
          </table:table-cell>
          <table:table-cell office:value-type="float" office:value="2224" calcext:value-type="float">
            <text:p>2224</text:p>
          </table:table-cell>
          <table:table-cell table:formula="of:=[.AD8]+ROUNDUP([.AE8])" office:value-type="float" office:value="4448" calcext:value-type="float">
            <text:p>444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O9]" office:value-type="float" office:value="0" calcext:value-type="float">
            <text:p>0</text:p>
          </table:table-cell>
          <table:table-cell table:formula="of:=[.O10]+([.O9]*[.AN9])" office:value-type="float" office:value="0" calcext:value-type="float">
            <text:p>0</text:p>
          </table:table-cell>
          <table:table-cell table:formula="of:=[.O11]+([.O9]*[.AO9])+([.O10]*[.AO10])" office:value-type="float" office:value="1" calcext:value-type="float">
            <text:p>1</text:p>
          </table:table-cell>
          <table:table-cell table:formula="of:=[.O12]+([.O9]*[.AP9])+([.O10]*[.AP10])+([.O11]*[.AP11])" office:value-type="float" office:value="0" calcext:value-type="float">
            <text:p>0</text:p>
          </table:table-cell>
          <table:table-cell table:formula="of:=[.O13]+([.O9]*[.AQ9])+([.O10]*[.AQ10])+([.O11]*[.AQ11])+([.O12]*[.AQ12])" office:value-type="float" office:value="0" calcext:value-type="float">
            <text:p>0</text:p>
          </table:table-cell>
          <table:table-cell table:formula="of:=[.O14]+([.O9]*[.AR9])+([.O10]*[.AR10])+([.O11]*[.AR11])+([.O12]*[.AR12])+([.O13]*[.AR13])" office:value-type="float" office:value="0" calcext:value-type="float">
            <text:p>0</text:p>
          </table:table-cell>
          <table:table-cell table:formula="of:=[.O15]+([.O9]*[.AS9])+([.O10]*[.AS10])+([.O11]*[.AS11])+([.O12]*[.AS12])+([.O13]*[.AS13])+([.O14]*[.AS14])" office:value-type="float" office:value="0" calcext:value-type="float">
            <text:p>0</text:p>
          </table:table-cell>
          <table:table-cell table:formula="of:=[.O16]+([.O9]*[.AT9])+([.O10]*[.AT10])+([.O11]*[.AT11])+([.O12]*[.AT12])+([.O13]*[.AT13])+([.O14]*[.AT14])+([.O15]*[.AT15])" office:value-type="float" office:value="0" calcext:value-type="float">
            <text:p>0</text:p>
          </table:table-cell>
          <table:table-cell table:formula="of:=[.O17]+([.O9]*[.AU9])+([.O10]*[.AU10])+([.O11]*[.AU11])+([.O12]*[.AU12])+([.O13]*[.AU13])+([.O14]*[.AU14])+([.O15]*[.AU15])+([.O16]*[.AU16])" office:value-type="float" office:value="0" calcext:value-type="float">
            <text:p>0</text:p>
          </table:table-cell>
          <table:table-cell table:formula="of:=[.O18]+([.O9]*[.AV9])+([.O10]*[.AV10])+([.O11]*[.AV11])+([.O12]*[.AV12])+([.O13]*[.AV13])+([.O14]*[.AV14])+([.O15]*[.AV15])+([.O16]*[.AV16])+([.O17]*[.AV17])" office:value-type="float" office:value="0" calcext:value-type="float">
            <text:p>0</text:p>
          </table:table-cell>
          <table:table-cell table:formula="of:=[.O19]+([.O9]*[.AW9])+([.O10]*[.AW10])+([.O11]*[.AW11])+([.O12]*[.AW12])+([.O13]*[.AW13])+([.O14]*[.AW14])+([.O15]*[.AW15])+([.O16]*[.AW16])+([.O17]*[.AW17])+([.O18]*[.AW18])" office:value-type="float" office:value="0.5" calcext:value-type="float">
            <text:p>0,5</text:p>
          </table:table-cell>
          <table:table-cell table:formula="of:=[.O20]+([.O9]*[.AX9])+([.O10]*[.AX10])+([.O11]*[.AX11])+([.O12]*[.AX12])+([.O13]*[.AX13])+([.O14]*[.AX14])+([.O15]*[.AX15])+([.O16]*[.AX16])+([.O17]*[.AX17])+([.O18]*[.AX18])+([.O19]*[.AX19])" office:value-type="float" office:value="0" calcext:value-type="float">
            <text:p>0</text:p>
          </table:table-cell>
          <table:table-cell table:formula="of:=[.O21]+([.O9]*[.AY9])+([.O10]*[.AY10])+([.O11]*[.AY11])+([.O12]*[.AY12])+([.O13]*[.AY13])+([.O14]*[.AY14])+([.O15]*[.AY15])+([.O16]*[.AY16])+([.O17]*[.AY17])+([.O18]*[.AY18])+([.O19]*[.AY19])+([.O20]*[.AY20])" office:value-type="float" office:value="0" calcext:value-type="float">
            <text:p>0</text:p>
          </table:table-cell>
          <table:table-cell table:formula="of:=[.O22]+([.O9]*[.AZ9])+([.O10]*[.AZ10])+([.O11]*[.AZ11])+([.O12]*[.AZ12])+([.O13]*[.AZ13])+([.O14]*[.AZ14])+([.O15]*[.AZ15])+([.O16]*[.AZ16])+([.O17]*[.AZ17])+([.O18]*[.AZ18])+([.O19]*[.AZ19])+([.O20]*[.AZ20])+([.O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t Poor</text:p>
          </table:table-cell>
          <table:table-cell office:value-type="string" calcext:value-type="string">
            <text:p>[$/day]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1"/>
          <table:table-cell table:formula="of:=ROUNDUP([.$C$12]*[.G9]/[.$C$2]*[$Input.$B$3]*[$Input.B13]/100)" office:value-type="float" office:value="2224" calcext:value-type="float">
            <text:p>2224</text:p>
          </table:table-cell>
          <table:table-cell office:value-type="float" office:value="2224" calcext:value-type="float">
            <text:p>2224</text:p>
          </table:table-cell>
          <table:table-cell table:formula="of:=[.AD9]+ROUNDUP([.AE9])" office:value-type="float" office:value="4448" calcext:value-type="float">
            <text:p>444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P10]" office:value-type="float" office:value="0" calcext:value-type="float">
            <text:p>0</text:p>
          </table:table-cell>
          <table:table-cell table:formula="of:=[.P11]+([.P10]*[.AO10])" office:value-type="float" office:value="0" calcext:value-type="float">
            <text:p>0</text:p>
          </table:table-cell>
          <table:table-cell table:formula="of:=[.P12]+([.P10]*[.AP10])+([.P11]*[.AP11])" office:value-type="float" office:value="1" calcext:value-type="float">
            <text:p>1</text:p>
          </table:table-cell>
          <table:table-cell table:formula="of:=[.P13]+([.P10]*[.AQ10])+([.P11]*[.AQ11])+([.P12]*[.AQ12])" office:value-type="float" office:value="0" calcext:value-type="float">
            <text:p>0</text:p>
          </table:table-cell>
          <table:table-cell table:formula="of:=[.P14]+([.P10]*[.AR10])+([.P11]*[.AR11])+([.P12]*[.AR12])+([.P13]*[.AR13])" office:value-type="float" office:value="0" calcext:value-type="float">
            <text:p>0</text:p>
          </table:table-cell>
          <table:table-cell table:formula="of:=[.P15]+([.P10]*[.AS10])+([.P11]*[.AS11])+([.P12]*[.AS12])+([.P13]*[.AS13])+([.P14]*[.AS14])" office:value-type="float" office:value="0" calcext:value-type="float">
            <text:p>0</text:p>
          </table:table-cell>
          <table:table-cell table:formula="of:=[.P16]+([.P10]*[.AT10])+([.P11]*[.AT11])+([.P12]*[.AT12])+([.P13]*[.AT13])+([.P14]*[.AT14])+([.P15]*[.AT15])" office:value-type="float" office:value="0" calcext:value-type="float">
            <text:p>0</text:p>
          </table:table-cell>
          <table:table-cell table:formula="of:=[.P17]+([.P10]*[.AU10])+([.P11]*[.AU11])+([.P12]*[.AU12])+([.P13]*[.AU13])+([.P14]*[.AU14])+([.P15]*[.AU15])+([.P16]*[.AU16])" office:value-type="float" office:value="0" calcext:value-type="float">
            <text:p>0</text:p>
          </table:table-cell>
          <table:table-cell table:formula="of:=[.P18]+([.P10]*[.AV10])+([.P11]*[.AV11])+([.P12]*[.AV12])+([.P13]*[.AV13])+([.P14]*[.AV14])+([.P15]*[.AV15])+([.P16]*[.AV16])+([.P17]*[.AV17])" office:value-type="float" office:value="0" calcext:value-type="float">
            <text:p>0</text:p>
          </table:table-cell>
          <table:table-cell table:formula="of:=[.P19]+([.P10]*[.AW10])+([.P11]*[.AW11])+([.P12]*[.AW12])+([.P13]*[.AW13])+([.P14]*[.AW14])+([.P15]*[.AW15])+([.P16]*[.AW16])+([.P17]*[.AW17])+([.P18]*[.AW18])" office:value-type="float" office:value="0" calcext:value-type="float">
            <text:p>0</text:p>
          </table:table-cell>
          <table:table-cell table:formula="of:=[.P20]+([.P10]*[.AX10])+([.P11]*[.AX11])+([.P12]*[.AX12])+([.P13]*[.AX13])+([.P14]*[.AX14])+([.P15]*[.AX15])+([.P16]*[.AX16])+([.P17]*[.AX17])+([.P18]*[.AX18])+([.P19]*[.AX19])" office:value-type="float" office:value="0" calcext:value-type="float">
            <text:p>0</text:p>
          </table:table-cell>
          <table:table-cell table:formula="of:=[.P21]+([.P10]*[.AY10])+([.P11]*[.AY11])+([.P12]*[.AY12])+([.P13]*[.AY13])+([.P14]*[.AY14])+([.P15]*[.AY15])+([.P16]*[.AY16])+([.P17]*[.AY17])+([.P18]*[.AY18])+([.P19]*[.AY19])+([.P20]*[.AY20])" office:value-type="float" office:value="0" calcext:value-type="float">
            <text:p>0</text:p>
          </table:table-cell>
          <table:table-cell table:formula="of:=[.P22]+([.P10]*[.AZ10])+([.P11]*[.AZ11])+([.P12]*[.AZ12])+([.P13]*[.AZ13])+([.P14]*[.AZ14])+([.P15]*[.AZ15])+([.P16]*[.AZ16])+([.P17]*[.AZ17])+([.P18]*[.AZ18])+([.P19]*[.AZ19])+([.P20]*[.AZ20])+([.P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t Middle</text:p>
          </table:table-cell>
          <table:table-cell office:value-type="string" calcext:value-type="string">
            <text:p>[$/day]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11"/>
          <table:table-cell table:formula="of:=ROUNDUP([.$C$12]*[.G10]/[.$C$2]*[$Input.$B$3]*[$Input.B14]/100)" office:value-type="float" office:value="1112" calcext:value-type="float">
            <text:p>1112</text:p>
          </table:table-cell>
          <table:table-cell office:value-type="float" office:value="3335.5" calcext:value-type="float">
            <text:p>3335,5</text:p>
          </table:table-cell>
          <table:table-cell table:formula="of:=[.AD10]+ROUNDUP([.AE10])" office:value-type="float" office:value="4448" calcext:value-type="float">
            <text:p>4448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Q11]" office:value-type="float" office:value="0" calcext:value-type="float">
            <text:p>0</text:p>
          </table:table-cell>
          <table:table-cell table:formula="of:=[.Q12]+([.Q11]*[.AP11])" office:value-type="float" office:value="0" calcext:value-type="float">
            <text:p>0</text:p>
          </table:table-cell>
          <table:table-cell table:formula="of:=[.Q13]+([.Q11]*[.AQ11])+([.Q12]*[.AQ12])" office:value-type="float" office:value="0" calcext:value-type="float">
            <text:p>0</text:p>
          </table:table-cell>
          <table:table-cell table:formula="of:=[.Q14]+([.Q11]*[.AR11])+([.Q12]*[.AR12])+([.Q13]*[.AR13])" office:value-type="float" office:value="0" calcext:value-type="float">
            <text:p>0</text:p>
          </table:table-cell>
          <table:table-cell table:formula="of:=[.Q15]+([.Q11]*[.AS11])+([.Q12]*[.AS12])+([.Q13]*[.AS13])+([.Q14]*[.AS14])" office:value-type="float" office:value="0.5" calcext:value-type="float">
            <text:p>0,5</text:p>
          </table:table-cell>
          <table:table-cell table:formula="of:=[.Q16]+([.Q11]*[.AT11])+([.Q12]*[.AT12])+([.Q13]*[.AT13])+([.Q14]*[.AT14])+([.Q15]*[.AT15])" office:value-type="float" office:value="0" calcext:value-type="float">
            <text:p>0</text:p>
          </table:table-cell>
          <table:table-cell table:formula="of:=[.Q17]+([.Q11]*[.AU11])+([.Q12]*[.AU12])+([.Q13]*[.AU13])+([.Q14]*[.AU14])+([.Q15]*[.AU15])+([.Q16]*[.AU16])" office:value-type="float" office:value="0" calcext:value-type="float">
            <text:p>0</text:p>
          </table:table-cell>
          <table:table-cell table:formula="of:=[.Q18]+([.Q11]*[.AV11])+([.Q12]*[.AV12])+([.Q13]*[.AV13])+([.Q14]*[.AV14])+([.Q15]*[.AV15])+([.Q16]*[.AV16])+([.Q17]*[.AV17])" office:value-type="float" office:value="0" calcext:value-type="float">
            <text:p>0</text:p>
          </table:table-cell>
          <table:table-cell table:formula="of:=[.Q19]+([.Q11]*[.AW11])+([.Q12]*[.AW12])+([.Q13]*[.AW13])+([.Q14]*[.AW14])+([.Q15]*[.AW15])+([.Q16]*[.AW16])+([.Q17]*[.AW17])+([.Q18]*[.AW18])" office:value-type="float" office:value="0" calcext:value-type="float">
            <text:p>0</text:p>
          </table:table-cell>
          <table:table-cell table:formula="of:=[.Q20]+([.Q11]*[.AX11])+([.Q12]*[.AX12])+([.Q13]*[.AX13])+([.Q14]*[.AX14])+([.Q15]*[.AX15])+([.Q16]*[.AX16])+([.Q17]*[.AX17])+([.Q18]*[.AX18])+([.Q19]*[.AX19])" office:value-type="float" office:value="1.5" calcext:value-type="float">
            <text:p>1,5</text:p>
          </table:table-cell>
          <table:table-cell table:formula="of:=[.Q21]+([.Q11]*[.AY11])+([.Q12]*[.AY12])+([.Q13]*[.AY13])+([.Q14]*[.AY14])+([.Q15]*[.AY15])+([.Q16]*[.AY16])+([.Q17]*[.AY17])+([.Q18]*[.AY18])+([.Q19]*[.AY19])+([.Q20]*[.AY20])" office:value-type="float" office:value="0" calcext:value-type="float">
            <text:p>0</text:p>
          </table:table-cell>
          <table:table-cell table:formula="of:=[.Q22]+([.Q11]*[.AZ11])+([.Q12]*[.AZ12])+([.Q13]*[.AZ13])+([.Q14]*[.AZ14])+([.Q15]*[.AZ15])+([.Q16]*[.AZ16])+([.Q17]*[.AZ17])+([.Q18]*[.AZ18])+([.Q19]*[.AZ19])+([.Q20]*[.AZ20])+([.Q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t Rich</text:p>
          </table:table-cell>
          <table:table-cell office:value-type="string" calcext:value-type="string">
            <text:p>[$/day]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OO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/>
          <table:table-cell table:number-columns-repeated="11"/>
          <table:table-cell table:formula="of:=ROUNDUP([.$C$12]*[.G11]/[.$C$2]*[$Input.$B$3]*[$Input.B15]/100)" office:value-type="float" office:value="1668" calcext:value-type="float">
            <text:p>1668</text:p>
          </table:table-cell>
          <table:table-cell office:value-type="float" office:value="556" calcext:value-type="float">
            <text:p>556</text:p>
          </table:table-cell>
          <table:table-cell table:formula="of:=[.AD11]+ROUNDUP([.AE11])" office:value-type="float" office:value="2224" calcext:value-type="float">
            <text:p>222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.R12]" office:value-type="float" office:value="0" calcext:value-type="float">
            <text:p>0</text:p>
          </table:table-cell>
          <table:table-cell table:formula="of:=[.R13]+([.R12]*[.AQ12])" office:value-type="float" office:value="0" calcext:value-type="float">
            <text:p>0</text:p>
          </table:table-cell>
          <table:table-cell table:formula="of:=[.R14]+([.R12]*[.AR12])+([.R13]*[.AR13])" office:value-type="float" office:value="0" calcext:value-type="float">
            <text:p>0</text:p>
          </table:table-cell>
          <table:table-cell table:formula="of:=[.R15]+([.R12]*[.AS12])+([.R13]*[.AS13])+([.R14]*[.AS14])" office:value-type="float" office:value="0" calcext:value-type="float">
            <text:p>0</text:p>
          </table:table-cell>
          <table:table-cell table:formula="of:=[.R16]+([.R12]*[.AT12])+([.R13]*[.AT13])+([.R14]*[.AT14])+([.R15]*[.AT15])" office:value-type="float" office:value="0" calcext:value-type="float">
            <text:p>0</text:p>
          </table:table-cell>
          <table:table-cell table:formula="of:=[.R17]+([.R12]*[.AU12])+([.R13]*[.AU13])+([.R14]*[.AU14])+([.R15]*[.AU15])+([.R16]*[.AU16])" office:value-type="float" office:value="0" calcext:value-type="float">
            <text:p>0</text:p>
          </table:table-cell>
          <table:table-cell table:formula="of:=[.R18]+([.R12]*[.AV12])+([.R13]*[.AV13])+([.R14]*[.AV14])+([.R15]*[.AV15])+([.R16]*[.AV16])+([.R17]*[.AV17])" office:value-type="float" office:value="0" calcext:value-type="float">
            <text:p>0</text:p>
          </table:table-cell>
          <table:table-cell table:formula="of:=[.R19]+([.R12]*[.AW12])+([.R13]*[.AW13])+([.R14]*[.AW14])+([.R15]*[.AW15])+([.R16]*[.AW16])+([.R17]*[.AW17])+([.R18]*[.AW18])" office:value-type="float" office:value="0.5" calcext:value-type="float">
            <text:p>0,5</text:p>
          </table:table-cell>
          <table:table-cell table:formula="of:=[.R20]+([.R12]*[.AX12])+([.R13]*[.AX13])+([.R14]*[.AX14])+([.R15]*[.AX15])+([.R16]*[.AX16])+([.R17]*[.AX17])+([.R18]*[.AX18])+([.R19]*[.AX19])" office:value-type="float" office:value="0" calcext:value-type="float">
            <text:p>0</text:p>
          </table:table-cell>
          <table:table-cell table:formula="of:=[.R21]+([.R12]*[.AY12])+([.R13]*[.AY13])+([.R14]*[.AY14])+([.R15]*[.AY15])+([.R16]*[.AY16])+([.R17]*[.AY17])+([.R18]*[.AY18])+([.R19]*[.AY19])+([.R20]*[.AY20])" office:value-type="float" office:value="0" calcext:value-type="float">
            <text:p>0</text:p>
          </table:table-cell>
          <table:table-cell table:formula="of:=[.R22]+([.R12]*[.AZ12])+([.R13]*[.AZ13])+([.R14]*[.AZ14])+([.R15]*[.AZ15])+([.R16]*[.AZ16])+([.R17]*[.AZ17])+([.R18]*[.AZ18])+([.R19]*[.AZ19])+([.R20]*[.AZ20])+([.R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 need multiplier</text:p>
          </table:table-cell>
          <table:table-cell office:value-type="string" calcext:value-type="string">
            <text:p>[-]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formula="of:=ROUNDUP([.$C$12]*[.G12]/[.$C$2]*[$Input.$B$3]*[$Input.B16]/100)" office:value-type="float" office:value="2224" calcext:value-type="float">
            <text:p>2224</text:p>
          </table:table-cell>
          <table:table-cell office:value-type="float" office:value="0" calcext:value-type="float">
            <text:p>0</text:p>
          </table:table-cell>
          <table:table-cell table:formula="of:=[.AD12]+ROUNDUP([.AE12])" office:value-type="float" office:value="2224" calcext:value-type="float">
            <text:p>2224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.S13]" office:value-type="float" office:value="0" calcext:value-type="float">
            <text:p>0</text:p>
          </table:table-cell>
          <table:table-cell table:formula="of:=[.S14]+([.S13]*[.AR13])" office:value-type="float" office:value="0" calcext:value-type="float">
            <text:p>0</text:p>
          </table:table-cell>
          <table:table-cell table:formula="of:=[.S15]+([.S13]*[.AS13])+([.S14]*[.AS14])" office:value-type="float" office:value="0" calcext:value-type="float">
            <text:p>0</text:p>
          </table:table-cell>
          <table:table-cell table:formula="of:=[.S16]+([.S13]*[.AT13])+([.S14]*[.AT14])+([.S15]*[.AT15])" office:value-type="float" office:value="0" calcext:value-type="float">
            <text:p>0</text:p>
          </table:table-cell>
          <table:table-cell table:formula="of:=[.S17]+([.S13]*[.AU13])+([.S14]*[.AU14])+([.S15]*[.AU15])+([.S16]*[.AU16])" office:value-type="float" office:value="0" calcext:value-type="float">
            <text:p>0</text:p>
          </table:table-cell>
          <table:table-cell table:formula="of:=[.S18]+([.S13]*[.AV13])+([.S14]*[.AV14])+([.S15]*[.AV15])+([.S16]*[.AV16])+([.S17]*[.AV17])" office:value-type="float" office:value="0" calcext:value-type="float">
            <text:p>0</text:p>
          </table:table-cell>
          <table:table-cell table:formula="of:=[.S19]+([.S13]*[.AW13])+([.S14]*[.AW14])+([.S15]*[.AW15])+([.S16]*[.AW16])+([.S17]*[.AW17])+([.S18]*[.AW18])" office:value-type="float" office:value="0" calcext:value-type="float">
            <text:p>0</text:p>
          </table:table-cell>
          <table:table-cell table:formula="of:=[.S20]+([.S13]*[.AX13])+([.S14]*[.AX14])+([.S15]*[.AX15])+([.S16]*[.AX16])+([.S17]*[.AX17])+([.S18]*[.AX18])+([.S19]*[.AX19])" office:value-type="float" office:value="0" calcext:value-type="float">
            <text:p>0</text:p>
          </table:table-cell>
          <table:table-cell table:formula="of:=[.S21]+([.S13]*[.AY13])+([.S14]*[.AY14])+([.S15]*[.AY15])+([.S16]*[.AY16])+([.S17]*[.AY17])+([.S18]*[.AY18])+([.S19]*[.AY19])+([.S20]*[.AY20])" office:value-type="float" office:value="0" calcext:value-type="float">
            <text:p>0</text:p>
          </table:table-cell>
          <table:table-cell table:formula="of:=[.S22]+([.S13]*[.AZ13])+([.S14]*[.AZ14])+([.S15]*[.AZ15])+([.S16]*[.AZ16])+([.S17]*[.AZ17])+([.S18]*[.AZ18])+([.S19]*[.AZ19])+([.S20]*[.AZ20])+([.S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ce X0</text:p>
          </table:table-cell>
          <table:table-cell office:value-type="string" calcext:value-type="string">
            <text:p>[-]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"/>
          <table:table-cell table:formula="of:=ROUNDUP([.$C$12]*[.G13]/[.$C$2]*[$Input.$B$3]*[$Input.B17]/100)" office:value-type="float" office:value="1112" calcext:value-type="float">
            <text:p>1112</text:p>
          </table:table-cell>
          <table:table-cell office:value-type="float" office:value="1112" calcext:value-type="float">
            <text:p>1112</text:p>
          </table:table-cell>
          <table:table-cell table:formula="of:=[.AD13]+ROUNDUP([.AE13])" office:value-type="float" office:value="2224" calcext:value-type="float">
            <text:p>2224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[.T14]" office:value-type="float" office:value="0" calcext:value-type="float">
            <text:p>0</text:p>
          </table:table-cell>
          <table:table-cell table:formula="of:=[.T15]+([.T14]*[.AS14])" office:value-type="float" office:value="0" calcext:value-type="float">
            <text:p>0</text:p>
          </table:table-cell>
          <table:table-cell table:formula="of:=[.T16]+([.T14]*[.AT14])+([.T15]*[.AT15])" office:value-type="float" office:value="1" calcext:value-type="float">
            <text:p>1</text:p>
          </table:table-cell>
          <table:table-cell table:formula="of:=[.T17]+([.T14]*[.AU14])+([.T15]*[.AU15])+([.T16]*[.AU16])" office:value-type="float" office:value="0" calcext:value-type="float">
            <text:p>0</text:p>
          </table:table-cell>
          <table:table-cell table:formula="of:=[.T18]+([.T14]*[.AV14])+([.T15]*[.AV15])+([.T16]*[.AV16])+([.T17]*[.AV17])" office:value-type="float" office:value="0" calcext:value-type="float">
            <text:p>0</text:p>
          </table:table-cell>
          <table:table-cell table:formula="of:=[.T19]+([.T14]*[.AW14])+([.T15]*[.AW15])+([.T16]*[.AW16])+([.T17]*[.AW17])+([.T18]*[.AW18])" office:value-type="float" office:value="0" calcext:value-type="float">
            <text:p>0</text:p>
          </table:table-cell>
          <table:table-cell table:formula="of:=[.T20]+([.T14]*[.AX14])+([.T15]*[.AX15])+([.T16]*[.AX16])+([.T17]*[.AX17])+([.T18]*[.AX18])+([.T19]*[.AX19])" office:value-type="float" office:value="0" calcext:value-type="float">
            <text:p>0</text:p>
          </table:table-cell>
          <table:table-cell table:formula="of:=[.T21]+([.T14]*[.AY14])+([.T15]*[.AY15])+([.T16]*[.AY16])+([.T17]*[.AY17])+([.T18]*[.AY18])+([.T19]*[.AY19])+([.T20]*[.AY20])" office:value-type="float" office:value="0" calcext:value-type="float">
            <text:p>0</text:p>
          </table:table-cell>
          <table:table-cell table:formula="of:=[.T22]+([.T14]*[.AZ14])+([.T15]*[.AZ15])+([.T16]*[.AZ16])+([.T17]*[.AZ17])+([.T18]*[.AZ18])+([.T19]*[.AZ19])+([.T20]*[.AZ20])+([.T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ce X1</text:p>
          </table:table-cell>
          <table:table-cell office:value-type="string" calcext:value-type="string">
            <text:p>[-]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string" calcext:value-type="string">
            <text:p>BE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9"/>
          <table:table-cell table:formula="of:=ROUNDUP([.$C$12]*[.G14]/[.$C$2]*[$Input.$B$3]*[$Input.B18]/100)" office:value-type="float" office:value="3335" calcext:value-type="float">
            <text:p>3335</text:p>
          </table:table-cell>
          <table:table-cell office:value-type="float" office:value="0" calcext:value-type="float">
            <text:p>0</text:p>
          </table:table-cell>
          <table:table-cell table:formula="of:=[.AD14]+ROUNDUP([.AE14])" office:value-type="float" office:value="3335" calcext:value-type="float">
            <text:p>333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[.U15]" office:value-type="float" office:value="0" calcext:value-type="float">
            <text:p>0</text:p>
          </table:table-cell>
          <table:table-cell table:formula="of:=[.U16]+([.U15]*[.AT15])" office:value-type="float" office:value="0" calcext:value-type="float">
            <text:p>0</text:p>
          </table:table-cell>
          <table:table-cell table:formula="of:=[.U17]+([.U15]*[.AU15])+([.U16]*[.AU16])" office:value-type="float" office:value="0" calcext:value-type="float">
            <text:p>0</text:p>
          </table:table-cell>
          <table:table-cell table:formula="of:=[.U18]+([.U15]*[.AV15])+([.U16]*[.AV16])+([.U17]*[.AV17])" office:value-type="float" office:value="0" calcext:value-type="float">
            <text:p>0</text:p>
          </table:table-cell>
          <table:table-cell table:formula="of:=[.U19]+([.U15]*[.AW15])+([.U16]*[.AW16])+([.U17]*[.AW17])+([.U18]*[.AW18])" office:value-type="float" office:value="0" calcext:value-type="float">
            <text:p>0</text:p>
          </table:table-cell>
          <table:table-cell table:formula="of:=[.U20]+([.U15]*[.AX15])+([.U16]*[.AX16])+([.U17]*[.AX17])+([.U18]*[.AX18])+([.U19]*[.AX19])" office:value-type="float" office:value="0" calcext:value-type="float">
            <text:p>0</text:p>
          </table:table-cell>
          <table:table-cell table:formula="of:=[.U21]+([.U15]*[.AY15])+([.U16]*[.AY16])+([.U17]*[.AY17])+([.U18]*[.AY18])+([.U19]*[.AY19])+([.U20]*[.AY20])" office:value-type="float" office:value="0" calcext:value-type="float">
            <text:p>0</text:p>
          </table:table-cell>
          <table:table-cell table:formula="of:=[.U22]+([.U15]*[.AZ15])+([.U16]*[.AZ16])+([.U17]*[.AZ17])+([.U18]*[.AZ18])+([.U19]*[.AZ19])+([.U20]*[.AZ20])+([.U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ce X2</text:p>
          </table:table-cell>
          <table:table-cell office:value-type="string" calcext:value-type="string">
            <text:p>[-]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S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8"/>
          <table:table-cell table:formula="of:=ROUNDUP([.$C$12]*[.G15]/[.$C$2]*[$Input.$B$3]*[$Input.B19]/100)" office:value-type="float" office:value="3335" calcext:value-type="float">
            <text:p>3335</text:p>
          </table:table-cell>
          <table:table-cell office:value-type="float" office:value="0" calcext:value-type="float">
            <text:p>0</text:p>
          </table:table-cell>
          <table:table-cell table:formula="of:=[.AD15]+ROUNDUP([.AE15])" office:value-type="float" office:value="3335" calcext:value-type="float">
            <text:p>3335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[.V16]" office:value-type="float" office:value="0" calcext:value-type="float">
            <text:p>0</text:p>
          </table:table-cell>
          <table:table-cell table:formula="of:=[.V17]+([.V16]*[.AU16])" office:value-type="float" office:value="0" calcext:value-type="float">
            <text:p>0</text:p>
          </table:table-cell>
          <table:table-cell table:formula="of:=[.V18]+([.V16]*[.AV16])+([.V17]*[.AV17])" office:value-type="float" office:value="0" calcext:value-type="float">
            <text:p>0</text:p>
          </table:table-cell>
          <table:table-cell table:formula="of:=[.V19]+([.V16]*[.AW16])+([.V17]*[.AW17])+([.V18]*[.AW18])" office:value-type="float" office:value="0" calcext:value-type="float">
            <text:p>0</text:p>
          </table:table-cell>
          <table:table-cell table:formula="of:=[.V20]+([.V16]*[.AX16])+([.V17]*[.AX17])+([.V18]*[.AX18])+([.V19]*[.AX19])" office:value-type="float" office:value="0" calcext:value-type="float">
            <text:p>0</text:p>
          </table:table-cell>
          <table:table-cell table:formula="of:=[.V21]+([.V16]*[.AY16])+([.V17]*[.AY17])+([.V18]*[.AY18])+([.V19]*[.AY19])+([.V20]*[.AY20])" office:value-type="float" office:value="0" calcext:value-type="float">
            <text:p>0</text:p>
          </table:table-cell>
          <table:table-cell table:formula="of:=[.V22]+([.V16]*[.AZ16])+([.V17]*[.AZ17])+([.V18]*[.AZ18])+([.V19]*[.AZ19])+([.V20]*[.AZ20])+([.V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ce X4</text:p>
          </table:table-cell>
          <table:table-cell office:value-type="string" calcext:value-type="string">
            <text:p>[-]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string" calcext:value-type="string">
            <text:p>C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7"/>
          <table:table-cell table:formula="of:=ROUNDUP([.$C$12]*[.G16]/[.$C$2]*[$Input.$B$3]*[$Input.B20]/100)"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table:formula="of:=[.AD16]+ROUNDUP([.AE16])" office:value-type="float" office:value="1112" calcext:value-type="float">
            <text:p>1112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[.W17]" office:value-type="float" office:value="0" calcext:value-type="float">
            <text:p>0</text:p>
          </table:table-cell>
          <table:table-cell table:formula="of:=[.W18]+([.W17]*[.AV17])" office:value-type="float" office:value="0" calcext:value-type="float">
            <text:p>0</text:p>
          </table:table-cell>
          <table:table-cell table:formula="of:=[.W19]+([.W17]*[.AW17])+([.W18]*[.AW18])" office:value-type="float" office:value="0" calcext:value-type="float">
            <text:p>0</text:p>
          </table:table-cell>
          <table:table-cell table:formula="of:=[.W20]+([.W17]*[.AX17])+([.W18]*[.AX18])+([.W19]*[.AX19])" office:value-type="float" office:value="0" calcext:value-type="float">
            <text:p>0</text:p>
          </table:table-cell>
          <table:table-cell table:formula="of:=[.W21]+([.W17]*[.AY17])+([.W18]*[.AY18])+([.W19]*[.AY19])+([.W20]*[.AY20])" office:value-type="float" office:value="0" calcext:value-type="float">
            <text:p>0</text:p>
          </table:table-cell>
          <table:table-cell table:formula="of:=[.W22]+([.W17]*[.AZ17])+([.W18]*[.AZ18])+([.W19]*[.AZ19])+([.W20]*[.AZ20])+([.W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ce Sell One Pip</text:p>
          </table:table-cell>
          <table:table-cell office:value-type="string" calcext:value-type="string">
            <text:p>[-]</text:p>
          </table:table-cell>
          <table:table-cell office:value-type="float" office:value="1.75" calcext:value-type="float">
            <text:p>1,75</text:p>
          </table:table-cell>
          <table:table-cell/>
          <table:table-cell office:value-type="string" calcext:value-type="string">
            <text:p>CH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number-columns-repeated="6"/>
          <table:table-cell table:formula="of:=ROUNDUP([.$C$12]*[.G17]/[.$C$2]*[$Input.$B$3]*[$Input.B21]/100)" office:value-type="float" office:value="2224" calcext:value-type="float">
            <text:p>2224</text:p>
          </table:table-cell>
          <table:table-cell office:value-type="float" office:value="0" calcext:value-type="float">
            <text:p>0</text:p>
          </table:table-cell>
          <table:table-cell table:formula="of:=[.AD17]+ROUNDUP([.AE17])" office:value-type="float" office:value="2224" calcext:value-type="float">
            <text:p>2224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[.X18]" office:value-type="float" office:value="0" calcext:value-type="float">
            <text:p>0</text:p>
          </table:table-cell>
          <table:table-cell table:formula="of:=[.X19]+([.X18]*[.AW18])" office:value-type="float" office:value="0" calcext:value-type="float">
            <text:p>0</text:p>
          </table:table-cell>
          <table:table-cell table:formula="of:=[.X20]+([.X18]*[.AX18])+([.X19]*[.AX19])" office:value-type="float" office:value="0" calcext:value-type="float">
            <text:p>0</text:p>
          </table:table-cell>
          <table:table-cell table:formula="of:=[.X21]+([.X18]*[.AY18])+([.X19]*[.AY19])+([.X20]*[.AY20])" office:value-type="float" office:value="0" calcext:value-type="float">
            <text:p>0</text:p>
          </table:table-cell>
          <table:table-cell table:formula="of:=[.X22]+([.X18]*[.AZ18])+([.X19]*[.AZ19])+([.X20]*[.AZ20])+([.X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 Cost</text:p>
          </table:table-cell>
          <table:table-cell office:value-type="string" calcext:value-type="string">
            <text:p>[$]</text:p>
          </table:table-cell>
          <table:table-cell office:value-type="float" office:value="14000" calcext:value-type="float">
            <text:p>14000</text:p>
          </table:table-cell>
          <table:table-cell/>
          <table:table-cell office:value-type="string" calcext:value-type="string">
            <text:p>P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number-columns-repeated="5"/>
          <table:table-cell table:formula="of:=ROUNDUP([.$C$12]*[.G18]/[.$C$2]*[$Input.$B$3]*[$Input.B22]/100)" office:value-type="float" office:value="2224" calcext:value-type="float">
            <text:p>2224</text:p>
          </table:table-cell>
          <table:table-cell office:value-type="float" office:value="0" calcext:value-type="float">
            <text:p>0</text:p>
          </table:table-cell>
          <table:table-cell table:formula="of:=[.AD18]+ROUNDUP([.AE18])" office:value-type="float" office:value="2224" calcext:value-type="float">
            <text:p>2224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[.Y19]" office:value-type="float" office:value="0" calcext:value-type="float">
            <text:p>0</text:p>
          </table:table-cell>
          <table:table-cell table:formula="of:=[.Y20]+([.Y19]*[.AX19])" office:value-type="float" office:value="0" calcext:value-type="float">
            <text:p>0</text:p>
          </table:table-cell>
          <table:table-cell table:formula="of:=[.Y21]+([.Y19]*[.AY19])+([.Y20]*[.AY20])" office:value-type="float" office:value="0" calcext:value-type="float">
            <text:p>0</text:p>
          </table:table-cell>
          <table:table-cell table:formula="of:=[.Y22]+([.Y19]*[.AZ19])+([.Y20]*[.AZ20])+([.Y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 Material Cost</text:p>
          </table:table-cell>
          <table:table-cell office:value-type="string" calcext:value-type="string">
            <text:p>[$]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P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number-columns-repeated="4"/>
          <table:table-cell table:formula="of:=ROUNDUP([.$C$12]*[.G19]/[.$C$2]*[$Input.$B$3]*[$Input.B23]/100)"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table:formula="of:=[.AD19]+ROUNDUP([.AE19])" office:value-type="float" office:value="1112" calcext:value-type="float">
            <text:p>1112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[.Z20]" office:value-type="float" office:value="0" calcext:value-type="float">
            <text:p>0</text:p>
          </table:table-cell>
          <table:table-cell table:formula="of:=[.Z21]+([.Z20]*[.AY20])" office:value-type="float" office:value="0" calcext:value-type="float">
            <text:p>0</text:p>
          </table:table-cell>
          <table:table-cell table:formula="of:=[.Z22]+([.Z20]*[.AZ20])+([.Z21]*[.AZ2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M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number-columns-repeated="3"/>
          <table:table-cell table:formula="of:=ROUNDUP([.$C$12]*[.G20]/[.$C$2]*[$Input.$B$3]*[$Input.B24]/100)"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table:formula="of:=[.AD20]+ROUNDUP([.AE20])" office:value-type="float" office:value="1112" calcext:value-type="float">
            <text:p>1112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[.AA21]" office:value-type="float" office:value="0" calcext:value-type="float">
            <text:p>0</text:p>
          </table:table-cell>
          <table:table-cell table:formula="of:=[.AA22]+([.AA21]*[.AZ2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WIN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400" calcext:value-type="float">
            <text:p>40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number-columns-repeated="2"/>
          <table:table-cell table:formula="of:=ROUNDUP([.$C$12]*[.G21]/[.$C$2]*[$Input.$B$3]*[$Input.B25]/100)"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formula="of:=[.AD21]+ROUNDUP([.AE21])" office:value-type="float" office:value="556" calcext:value-type="float">
            <text:p>556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[.AB2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SPI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/>
          <table:table-cell table:formula="of:=ROUNDUP([.$C$12]*[.G22]/[.$C$2]*[$Input.$B$3]*[$Input.B26]/100)"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formula="of:=[.AD22]+ROUNDUP([.AE22])" office:value-type="float" office:value="556" calcext:value-type="float">
            <text:p>556</text:p>
          </table:table-cell>
          <table:table-cell table:number-columns-repeated="2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adornments="Normá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1P0"/>
    </number:currency-style>
    <number:number-style style:name="N142P0" style:volatile="true">
      <number:number number:decimal-places="0" number:min-decimal-places="0" number:min-integer-digits="1" number:grouping="true"/>
      <number:text> DM</number:text>
    </number:number-style>
    <number:number-style style:name="N142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DM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DM</number:text>
    </number:number-style>
    <number:number-style style:name="N144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DM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0" number:min-decimal-places="0" number:min-integer-digits="1" number:grouping="true"/>
      <number:text> DM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51P2" style:volatile="true">
      <number:text> - DM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2" number:min-decimal-places="2" number:min-integer-digits="1" number:grouping="true"/>
      <number:text>      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52P2" style:volatile="true">
      <number:text>-</number:text>
      <number:number number:decimal-places="0" number:min-decimal-places="0" number:min-integer-digits="0"/>
      <number:text>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2" number:min-decimal-places="2" number:min-integer-digits="1" number:grouping="true"/>
      <number:text> DM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3P2" style:volatile="true">
      <number:text>-</number:text>
      <number:number number:decimal-places="0" number:min-decimal-places="0" number:min-integer-digits="0"/>
      <number:text> DM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  <number:text> €</number:text>
    </number:number-style>
    <number:number-style style:name="N15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  <number:text> €</number:text>
    </number:number-style>
    <number:number-style style:name="N16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0" number:min-decimal-places="0" number:min-integer-digits="1" number:grouping="true"/>
      <number:text>    </number:text>
    </number:number-style>
    <number:number-style style:name="N163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63P2" style:volatile="true">
      <number:text> -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number number:decimal-places="2" number:min-decimal-places="2" number:min-integer-digits="1" number:grouping="true"/>
      <number:text> € </number:text>
    </number:number-style>
    <number:number-style style:name="N16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64P2" style:volatile="true">
      <number:text>-</number:text>
      <number:number number:decimal-places="0" number:min-decimal-places="0" number:min-integer-digits="0"/>
      <number:text> €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-</number:text>
      <number:number number:decimal-places="0" number:min-decimal-places="0" number:min-integer-digits="0"/>
      <number:text>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2" number:min-decimal-places="2" number:min-integer-digits="1" number:grouping="true"/>
      <number:text>   </number:text>
    </number:number-style>
    <number:number-style style:name="N167">
      <number:number number:decimal-places="0" number:min-decimal-places="0" number:min-integer-digits="0"/>
    </number:number-style>
    <number:number-style style:name="N168">
      <number:number number:decimal-places="7" number:min-decimal-places="7" number:min-integer-digits="1"/>
    </number:number-style>
    <number:number-style style:name="N169">
      <number:number number:decimal-places="4" number:min-decimal-places="4" number:min-integer-digits="1"/>
    </number:number-style>
    <number:number-style style:name="N170">
      <number:number number:decimal-places="5" number:min-decimal-places="5" number:min-integer-digits="1"/>
    </number:number-style>
    <number:number-style style:name="N171">
      <number:number number:decimal-places="6" number:min-decimal-places="6" number:min-integer-digits="1"/>
    </number:number-style>
    <number:number-style style:name="N172">
      <number:number number:decimal-places="0" number:min-decimal-places="0" number:min-integer-digits="1">
        <number:embedded-text number:position="3"> </number:embedded-text>
      </number:number>
    </number:number-style>
    <number:number-style style:name="N173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73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73P2" style:volatile="true">
      <number:text> </number:text>
      <number:fill-character> </number:fill-character>
      <number:text>-  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74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74P2" style:volatile="true">
      <number:text> </number:text>
      <number:fill-character> </number:fill-character>
      <number:text>- DM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75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8P2" style:volatile="true">
      <number:text> </number:text>
      <number:fill-character> </number:fill-character>
      <number:text>- €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9P2" style:volatile="true">
      <number:text> </number:text>
      <number:fill-character> </number:fill-character>
      <number:text>-   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1T22:15:03.081000000</meta:creation-date>
    <dc:date>2021-05-01T23:35:39.161000000</dc:date>
    <meta:editing-duration>PT36M58S</meta:editing-duration>
    <meta:editing-cycles>18</meta:editing-cycles>
    <meta:generator>LibreOffice/7.0.1.2$Windows_X86_64 LibreOffice_project/7cbcfc562f6eb6708b5ff7d7397325de9e764452</meta:generator>
    <meta:document-statistic meta:table-count="2" meta:cell-count="1237" meta:object-count="0"/>
  </office:meta>
</office:document-meta>
</file>